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7.338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3.928cm"/>
    </style:style>
    <style:style style:name="co10" style:family="table-column">
      <style:table-column-properties fo:break-before="auto" style:column-width="6.16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78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653cm"/>
    </style:style>
    <style:style style:name="co15" style:family="table-column">
      <style:table-column-properties fo:break-before="auto" style:column-width="2.614cm"/>
    </style:style>
    <style:style style:name="co16" style:family="table-column">
      <style:table-column-properties fo:break-before="auto" style:column-width="3.48cm"/>
    </style:style>
    <style:style style:name="co17" style:family="table-column">
      <style:table-column-properties fo:break-before="auto" style:column-width="2.429cm"/>
    </style:style>
    <style:style style:name="co18" style:family="table-column">
      <style:table-column-properties fo:break-before="auto" style:column-width="2.034cm"/>
    </style:style>
    <style:style style:name="co19" style:family="table-column">
      <style:table-column-properties fo:break-before="auto" style:column-width="2.037cm"/>
    </style:style>
    <style:style style:name="co20" style:family="table-column">
      <style:table-column-properties fo:break-before="auto" style:column-width="1.665cm"/>
    </style:style>
    <style:style style:name="co21" style:family="table-column">
      <style:table-column-properties fo:break-before="auto" style:column-width="4.082cm"/>
    </style:style>
    <style:style style:name="co22" style:family="table-column">
      <style:table-column-properties fo:break-before="auto" style:column-width="2.004cm"/>
    </style:style>
    <style:style style:name="co23" style:family="table-column">
      <style:table-column-properties fo:break-before="auto" style:column-width="1.739cm"/>
    </style:style>
    <style:style style:name="co24" style:family="table-column">
      <style:table-column-properties fo:break-before="auto" style:column-width="1.789cm"/>
    </style:style>
    <style:style style:name="co25" style:family="table-column">
      <style:table-column-properties fo:break-before="auto" style:column-width="9.682cm"/>
    </style:style>
    <style:style style:name="co26" style:family="table-column">
      <style:table-column-properties fo:break-before="auto" style:column-width="4.879cm"/>
    </style:style>
    <style:style style:name="co27" style:family="table-column">
      <style:table-column-properties fo:break-before="auto" style:column-width="0.332cm"/>
    </style:style>
    <style:style style:name="co28" style:family="table-column">
      <style:table-column-properties fo:break-before="auto" style:column-width="1.118cm"/>
    </style:style>
    <style:style style:name="co29" style:family="table-column">
      <style:table-column-properties fo:break-before="auto" style:column-width="10.16cm"/>
    </style:style>
    <style:style style:name="co30" style:family="table-column">
      <style:table-column-properties fo:break-before="auto" style:column-width="3.981cm"/>
    </style:style>
    <style:style style:name="co31" style:family="table-column">
      <style:table-column-properties fo:break-before="auto" style:column-width="6.325cm"/>
    </style:style>
    <style:style style:name="co32" style:family="table-column">
      <style:table-column-properties fo:break-before="auto" style:column-width="4.283cm"/>
    </style:style>
    <style:style style:name="co33" style:family="table-column">
      <style:table-column-properties fo:break-before="auto" style:column-width="3.671cm"/>
    </style:style>
    <style:style style:name="co34" style:family="table-column">
      <style:table-column-properties fo:break-before="auto" style:column-width="6.237cm"/>
    </style:style>
    <style:style style:name="co35" style:family="table-column">
      <style:table-column-properties fo:break-before="auto" style:column-width="2.912cm"/>
    </style:style>
    <style:style style:name="co36" style:family="table-column">
      <style:table-column-properties fo:break-before="auto" style:column-width="1.265cm"/>
    </style:style>
    <style:style style:name="co37" style:family="table-column">
      <style:table-column-properties fo:break-before="auto" style:column-width="7.525cm"/>
    </style:style>
    <style:style style:name="co38" style:family="table-column">
      <style:table-column-properties fo:break-before="auto" style:column-width="7.146cm"/>
    </style:style>
    <style:style style:name="co39" style:family="table-column">
      <style:table-column-properties fo:break-before="auto" style:column-width="4.424cm"/>
    </style:style>
    <style:style style:name="co40" style:family="table-column">
      <style:table-column-properties fo:break-before="auto" style:column-width="3.203cm"/>
    </style:style>
    <style:style style:name="co41" style:family="table-column">
      <style:table-column-properties fo:break-before="auto" style:column-width="4.747cm"/>
    </style:style>
    <style:style style:name="co42" style:family="table-column">
      <style:table-column-properties fo:break-before="auto" style:column-width="2.981cm"/>
    </style:style>
    <style:style style:name="co43" style:family="table-column">
      <style:table-column-properties fo:break-before="auto" style:column-width="4.117cm"/>
    </style:style>
    <style:style style:name="co44" style:family="table-column">
      <style:table-column-properties fo:break-before="auto" style:column-width="2.574cm"/>
    </style:style>
    <style:style style:name="co45" style:family="table-column">
      <style:table-column-properties fo:break-before="auto" style:column-width="2.623cm"/>
    </style:style>
    <style:style style:name="co46" style:family="table-column">
      <style:table-column-properties fo:break-before="auto" style:column-width="2.723cm"/>
    </style:style>
    <style:style style:name="co47" style:family="table-column">
      <style:table-column-properties fo:break-before="auto" style:column-width="1.70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736cm" fo:break-before="auto" style:use-optimal-row-height="false"/>
    </style:style>
    <style:style style:name="ro7" style:family="table-row">
      <style:table-row-properties style:row-height="1.0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2" number:language="pt" number:country="BR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422525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422525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3" style:family="table-cell" style:parent-style-name="Default">
      <style:table-cell-properties fo:border="0.06pt solid #ffffff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353d71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53d71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32" style:family="table-cell" style:parent-style-name="Default">
      <style:table-cell-properties fo:border="0.06pt solid #ffffff"/>
    </style:style>
    <style:style style:name="ce7" style:family="table-cell" style:parent-style-name="Default">
      <style:table-cell-properties fo:background-color="#345b3a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9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style:font-name="Arial" fo:font-size="9pt" style:font-name-asian="Arial Unicode MS" style:font-size-asian="9pt" style:font-name-complex="Tahoma" style:font-size-complex="9pt"/>
    </style:style>
    <style:style style:name="ce10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11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ead6d6" style:cell-protect="none" style:print-content="true" fo:border="0.06pt solid #ffffff"/>
    </style:style>
    <style:style style:name="ce15" style:family="table-cell" style:parent-style-name="Default">
      <style:table-cell-properties fo:background-color="#9aa3e2" style:cell-protect="none" style:print-content="true" fo:border="0.06pt solid #ffffff"/>
    </style:style>
    <style:style style:name="ce16" style:family="table-cell" style:parent-style-name="Default">
      <style:table-cell-properties fo:background-color="#9aa3e2" style:cell-protect="none" style:print-content="true" fo:border="0.06pt solid #ffffff"/>
      <style:text-properties style:font-name="Arial" fo:font-size="8pt" style:font-name-asian="Arial Unicode MS" style:font-size-asian="8pt" style:font-name-complex="Arial Unicode MS" style:font-size-complex="8pt"/>
    </style:style>
    <style:style style:name="ce17" style:family="table-cell" style:parent-style-name="Default" style:data-style-name="N100">
      <style:table-cell-properties fo:background-color="#9aa3e2" style:cell-protect="none" style:print-content="true" fo:border="0.06pt solid #ffffff"/>
      <style:text-properties style:font-name="Arial" style:font-name-asian="Arial Unicode MS" style:font-name-complex="Tahoma"/>
    </style:style>
    <style:style style:name="ce18" style:family="table-cell" style:parent-style-name="Default">
      <style:table-cell-properties fo:background-color="#ffffff" fo:border="0.06pt solid #ffffff"/>
    </style:style>
    <style:style style:name="ce19" style:family="table-cell" style:parent-style-name="Default">
      <style:table-cell-properties fo:background-color="#b1c5b5" style:cell-protect="none" style:print-content="true" fo:border="0.06pt solid #ffffff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b1c5b5" style:cell-protect="none" style:print-content="true" style:text-align-source="fix" style:repeat-content="false" fo:border="0.06pt solid #ffffff"/>
      <style:paragraph-properties fo:text-align="start" fo:margin-left="0cm"/>
      <style:text-properties fo:color="#000000" style:font-name="Arial" fo:font-size="8pt" fo:language="pt" fo:country="BR" style:font-name-asian="Microsoft YaHei" style:font-size-asian="8pt" style:font-name-complex="Calibri" style:font-size-complex="8pt" style:language-complex="hi" style:country-complex="IN"/>
    </style:style>
    <style:style style:name="ce21" style:family="table-cell" style:parent-style-name="Default">
      <style:table-cell-properties fo:background-color="#b1c5b5" style:cell-protect="none" style:print-content="true" fo:border="0.06pt solid #ffffff"/>
      <style:text-properties style:font-name="Arial" fo:font-size="8pt" style:font-name-asian="Arial" style:font-size-asian="8pt" style:font-name-complex="Arial" style:font-size-complex="8pt"/>
    </style:style>
    <style:style style:name="ce22" style:family="table-cell" style:parent-style-name="Default">
      <style:table-cell-properties fo:background-color="#b1c5b5" style:cell-protect="none" style:print-content="true" style:text-align-source="fix" style:repeat-content="false" fo:border="0.06pt solid #ffffff"/>
      <style:paragraph-properties fo:text-align="start" fo:margin-left="0cm"/>
      <style:text-properties fo:color="#000000" style:font-name="Arial" fo:font-size="8pt" style:font-name-asian="Microsoft YaHei" style:font-size-asian="8pt" style:font-name-complex="Calibri" style:font-size-complex="8pt"/>
    </style:style>
    <style:style style:name="ce23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ce24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style:font-name="Arial" fo:font-weight="bold" style:font-name-asian="Arial Unicode MS" style:font-weight-asian="bold" style:font-name-complex="Tahoma" style:font-weight-complex="bold"/>
    </style:style>
    <style:style style:name="ce69" style:family="table-cell" style:parent-style-name="Default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422525" fo:border="0.06pt solid #ffffff"/>
      <style:text-properties fo:color="#ffffff"/>
    </style:style>
    <style:style style:name="ce95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97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able-cell-properties fo:background-color="#355e00" fo:border="0.06pt solid #ffffff"/>
      <style:text-properties fo:color="#ffffff"/>
    </style:style>
    <style:style style:name="ce34" style:family="table-cell" style:parent-style-name="Default" style:data-style-name="N100">
      <style:table-cell-properties fo:border="0.06pt solid #ffffff"/>
    </style:style>
    <style:style style:name="ce35" style:family="table-cell" style:parent-style-name="Default" style:data-style-name="N100">
      <style:table-cell-properties fo:background-color="#b1c5b5" style:cell-protect="none" style:print-content="true" style:text-align-source="fix" style:repeat-content="false" fo:border="0.06pt solid #ffffff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00">
      <style:table-cell-properties fo:background-color="#90a694" style:cell-protect="none" style:print-content="true" style:text-align-source="fix" style:repeat-content="false" fo:border="0.06pt solid #ffffff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109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0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 style:data-style-name="N2">
      <style:table-cell-properties style:cell-protect="none" style:print-content="true" style:text-align-source="fix" style:repeat-content="false" fo:background-color="transparent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5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355e00" fo:border="0.06pt solid #ffffff"/>
      <style:text-properties fo:color="#000000"/>
    </style:style>
    <style:style style:name="ce45" style:family="table-cell" style:parent-style-name="Default" style:data-style-name="N100">
      <style:table-cell-properties fo:border="0.06pt solid #ffffff"/>
      <style:text-properties style:use-window-font-color="true"/>
    </style:style>
    <style:style style:name="ce46" style:family="table-cell" style:parent-style-name="Default" style:data-style-name="N100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999999"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cm"/>
    </style:style>
    <style:style style:name="ce51" style:family="table-cell" style:parent-style-name="Default">
      <style:table-cell-properties fo:background-color="#355e00" fo:border="0.06pt solid #ffffff"/>
      <style:text-properties fo:color="#ffffff"/>
    </style:style>
    <style:style style:name="ce52" style:family="table-cell" style:parent-style-name="Default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0.06pt solid #fffff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#355e00" style:text-align-source="fix" style:repeat-content="false" fo:border="0.06pt solid #ffffff"/>
      <style:paragraph-properties fo:text-align="center" fo:margin-left="0cm"/>
      <style:text-properties fo:color="#ffffff"/>
    </style:style>
    <style:style style:name="ce113" style:family="table-cell" style:parent-style-name="Default">
      <style:table-cell-properties style:text-align-source="fix" style:repeat-content="false" fo:border="0.06pt solid #ffffff"/>
      <style:paragraph-properties fo:text-align="center" fo:margin-left="0cm"/>
    </style:style>
    <style:style style:name="ce114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  <style:text-properties fo:color="#ffffff"/>
    </style:style>
    <style:style style:name="ce60" style:family="table-cell" style:parent-style-name="Default">
      <style:table-cell-properties fo:background-color="#4e5791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61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</style:style>
    <style:style style:name="ce62" style:family="table-cell" style:parent-style-name="Default">
      <style:table-cell-properties fo:background-color="#4e5791" fo:border="0.06pt solid #ffffff"/>
    </style:style>
    <style:style style:name="ce64" style:family="table-cell" style:parent-style-name="Default">
      <style:table-cell-properties fo:background-color="#345b3a" style:text-align-source="fix" style:repeat-content="false" fo:wrap-option="wrap" style:vertical-align="top"/>
      <style:paragraph-properties fo:text-align="start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ackground-color="#b1c5b5" style:text-align-source="fix" style:repeat-content="false" fo:wrap-option="wrap" style:vertical-align="top"/>
      <style:paragraph-properties fo:text-align="start" fo:margin-left="0cm"/>
      <style:text-properties fo:color="#182c1b" fo:font-size="8pt" style:font-size-asian="8pt" style:font-size-complex="8pt"/>
    </style:style>
    <style:style style:name="ce137" style:family="table-cell" style:parent-style-name="Default">
      <style:table-cell-properties fo:background-color="#4c1900" style:text-align-source="fix" style:repeat-content="false" fo:border="0.06pt solid #ffffff"/>
      <style:paragraph-properties fo:text-align="start" fo:margin-left="0cm"/>
      <style:text-properties fo:color="#ffffff"/>
    </style:style>
    <style:style style:name="ce139" style:family="table-cell" style:parent-style-name="Default">
      <style:table-cell-properties fo:background-color="#4c1900" style:text-align-source="fix" style:repeat-content="false" fo:border="0.06pt solid #ffffff"/>
      <style:paragraph-properties fo:text-align="end" fo:margin-left="0cm"/>
      <style:text-properties fo:color="#ffffff"/>
    </style:style>
    <style:style style:name="ce140" style:family="table-cell" style:parent-style-name="Default">
      <style:table-cell-properties fo:background-color="#314004" style:text-align-source="fix" style:repeat-content="false" fo:border="0.06pt solid #ffffff"/>
      <style:paragraph-properties fo:text-align="end" fo:margin-left="0cm"/>
      <style:text-properties fo:color="#ffffff"/>
    </style:style>
    <style:style style:name="ce141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background-color="#800000"/>
      <style:text-properties fo:color="#ffffff"/>
    </style:style>
    <style:style style:name="ce143" style:family="table-cell" style:parent-style-name="Default">
      <style:text-properties style:font-name="Arial" style:font-name-asian="Arial Unicode MS" style:font-name-complex="Tahoma"/>
    </style:style>
    <style:style style:name="ce144" style:family="table-cell" style:parent-style-name="Default" style:data-style-name="N169"/>
    <style:style style:name="ce130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54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9pt" style:font-name-asian="WenQuanYi Micro Hei" style:font-size-asian="9pt" style:font-name-complex="Lohit Hindi" style:font-size-complex="9pt"/>
    </style:style>
    <style:style style:name="ce155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style:font-name-asian="Arial Unicode MS" style:font-name-complex="Tahoma"/>
    </style:style>
    <style:style style:name="ce156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/>
    </style:style>
    <style:style style:name="ce157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ce158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59" style:family="table-cell" style:parent-style-name="Default" style:data-style-name="N99"/>
    <style:style style:name="ce80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45" style:family="table-cell" style:parent-style-name="Default">
      <style:table-cell-properties fo:background-color="#800000" fo:border="0.06pt solid #ffffff"/>
      <style:text-properties fo:color="#ffffff"/>
    </style:style>
    <style:style style:name="ce82" style:family="table-cell" style:parent-style-name="Default">
      <style:table-cell-properties fo:background-color="#800000" fo:border="0.06pt solid #ffffff"/>
      <style:text-properties fo:color="#ffffff" style:font-name="Arial" style:font-name-asian="Arial Unicode MS" style:font-name-complex="Tahoma"/>
    </style:style>
    <style:style style:name="ce83" style:family="table-cell" style:parent-style-name="Default" style:data-style-name="N100"/>
    <style:style style:name="ce8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5" style:family="table-cell" style:parent-style-name="Default" style:data-style-name="N2"/>
    <style:style style:name="ce30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d4adad" loext:decorative="false"/>
    </style:style>
    <style:style style:name="gr2" style:family="graphic" style:parent-style-name="Default">
      <style:graphic-properties fo:background-color="#9aa3e2" loext:decorative="false"/>
      <style:text-properties fo:color="#ffffff"/>
    </style:style>
    <style:style style:name="gr3" style:family="graphic" style:parent-style-name="Default">
      <style:graphic-properties fo:background-color="#9aa3e2" loext:decorative="false"/>
    </style:style>
    <style:style style:name="gr4" style:family="graphic" style:parent-style-name="Default">
      <style:graphic-properties fo:background-color="#b1c5b5" loext:decorative="false"/>
    </style:style>
    <style:style style:name="gr5" style:family="graphic" style:parent-style-name="Default">
      <style:graphic-properties fo:background-color="#345b3a" loext:decorative="false"/>
      <style:paragraph-properties fo:text-align="end"/>
      <style:text-properties fo:color="#ffffff"/>
    </style:style>
    <style:style style:name="gr6" style:family="graphic" style:parent-style-name="Default">
      <style:graphic-properties loext:decorative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paragraph-properties fo:text-align="end"/>
      <style:text-properties fo:color="#ffffff"/>
    </style:style>
    <style:style style:name="P4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&quot;)" table:allow-empty-cell="false" table:display-list="no" table:base-cell-address="identificacao.A20"/>
        <table:content-validation table:name="val2" table:base-cell-address="perimetro_1.A11">
          <table:help-message table:title="Selecione um dos valores da lista" table:display="false">
            <text:p><text:s/></text:p>
          </table:help-message>
        </table:content-validation>
        <table:content-validation table:name="val3" table:base-cell-address="perimetro_1.I7">
          <table:error-message table:message-type="stop" table:display="true"/>
        </table:content-validation>
      </table:content-validations>
      <table:table table:name="identificacao" table:style-name="ta1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NaturezaServico" form:control-implementation="ooo:com.sun.star.form.component.ListBox" xml:id="control1" form:id="control1" form:dropdown="true" form:tab-stop="true" form:size="20" form:input-required="false" form:bound-column="1" form:linked-cell="identificacao.B2" form:list-linkage-type="selection" form:source-cell-range="parametros_controles.B2:parametros_controle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Situacao" form:control-implementation="ooo:com.sun.star.form.component.ListBox" xml:id="control2" form:id="control2" form:dropdown="true" form:tab-stop="true" form:size="20" form:input-required="false" form:bound-column="1" form:linked-cell="identificacao.B11" form:list-linkage-type="selection" form:source-cell-range="parametros_controles.B5:parametros_controles.B7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NaturezaArea" form:control-implementation="ooo:com.sun.star.form.component.ListBox" xml:id="control3" form:id="control3" form:dropdown="true" form:size="20" form:input-required="false" form:bound-column="1" form:linked-cell="identificacao.B12" form:list-linkage-type="selection" form:source-cell-range="parametros_controles.B9:parametros_controles.B2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0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TipoPessoa" form:control-implementation="ooo:com.sun.star.form.component.ListBox" xml:id="control4" form:id="control4" form:dropdown="true" form:size="20" form:input-required="false" form:bound-column="1" form:linked-cell="identificacao.B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Identificacao.changedListbox?language=Basic&amp;location=application" xlink:type="simple"/>
              </office:event-listeners>
              <form:option form:label="Física" form:selected="true"/>
              <form:option form:label="Jurídica" form:current-selected="true"/>
            </form:listbox>
            <form:button form:name="btAdicionarMunicipio" form:control-implementation="ooo:com.sun.star.form.component.CommandButton" xml:id="control5" form:id="control5" form:label="Adicionar Municipio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igef.Identificacao.addMunicipio?language=Basic&amp;location=application" xlink:type="simple"/>
              </office:event-listeners>
            </form:button>
            <form:combobox form:name="cmbMunicipio" form:control-implementation="ooo:com.sun.star.form.component.ComboBox" xml:id="control6" form:id="control6" form:dropdown="true" form:size="20" form:input-required="false" form:list-source-type="table" form:linked-cell="identificacao.A17" form:source-cell-range="parametros_controles.B23:parametros_controles.B55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combobox>
            <form:formatted-text form:name="fieldCPF" form:control-implementation="ooo:com.sun.star.form.component.PatternField" xml:id="control7" form:id="control7" form:tab-stop="true" form:current-value="00.375.972/0024-57" form:input-required="fals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EditMask" office:value-type="string" office:string-value="NNLNNNLNNNLNNNNLNN"/>
                <form:property form:property-name="HelpText" office:value-type="string" office:string-value="Entrada formatada para CNPJ: '__.___.___/____-__'"/>
                <form:property form:property-name="LiteralMask" office:value-type="string" office:string-value="  .   .   /    -  "/>
                <form:property form:property-name="MouseWheelBehavior" office:value-type="float" office:value="0"/>
                <form:property form:property-name="ObjIDinMSO" office:value-type="float" office:value="0"/>
              </form:properties>
              <office:event-listeners>
                <script:event-listener script:language="ooo:script" script:event-name="dom:DOMFocusIn" xlink:href="vnd.sun.star.script:Sigef.Identificacao.initCellCpfCnpj?language=Basic&amp;location=application" xlink:type="simple"/>
                <script:event-listener script:language="ooo:script" script:event-name="form:textchange" xlink:href="vnd.sun.star.script:Sigef.Identificacao.setCellCpfCnpj?language=Basic&amp;location=application" xlink:type="simple"/>
              </office:event-listeners>
            </form:formatted-text>
            <form:listbox form:name="lstTipoIdentificacao" form:control-implementation="ooo:com.sun.star.form.component.ListBox" xml:id="control8" form:id="control8" form:dropdown="true" form:size="20" form:input-required="false" form:bound-column="1" form:linked-cell="identificacao.A1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form:option form:label="Matrícula:" form:current-selected="true" form:selected="true"/>
              <form:option form:label="Transcrição:"/>
            </form:listbox>
          </form:form>
        </office:forms>
        <table:table-column table:style-name="co1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4" table:visibility="collapse" table:default-cell-style-name="ce13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3"/>
        <table:table-column table:style-name="co8" table:visibility="collapse" table:default-cell-style-name="ce13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visibility="collapse" table:number-columns-repeated="1013" table:default-cell-style-name="ce13"/>
        <table:table-column table:style-name="co12" table:visibility="collapse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Identificação do Serviço de Georreferenciamento</text:p>
            <draw:control table:end-cell-address="identificacao.B2" table:end-x="7.336cm" table:end-y="0.425cm" draw:z-index="0" draw:style-name="gr1" draw:text-style-name="P1" svg:width="7.34cm" svg:height="0.442cm" svg:x="5.986cm" svg:y="0.595cm" draw:control="control1"/>
          </table:table-cell>
          <table:covered-table-cell table:style-name="Default" office:value-type="string" calcext:value-type="string">
            <text:p>Contrato com Administração Pública</text:p>
          </table:covered-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ureza do serviço:</text:p>
          </table:table-cell>
          <table:table-cell table:style-name="ce14" office:value-type="string" calcext:value-type="string">
            <text:p>Contrato com Administração Pública</text:p>
          </table:table-cell>
          <table:table-cell table:style-name="ce12" table:number-columns-repeated="1021"/>
          <table:table-cell table:style-name="ce12" office:value-type="string" calcext:value-type="string">
            <text:p><text:s/>= B2</text:p>
          </table:table-cell>
        </table:table-row>
        <table:table-row table:style-name="ro2">
          <table:table-cell table:style-name="ce3"/>
          <table:table-cell table:style-name="ce32"/>
          <table:table-cell table:style-name="ce12"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Identificação do Detentor</text:p>
          </table:table-cell>
          <table:covered-table-cell table:style-name="ce32"/>
          <table:table-cell table:style-name="ce12" table:number-columns-repeated="1022"/>
        </table:table-row>
        <table:table-row table:style-name="ro2">
          <table:table-cell table:style-name="ce5" office:value-type="string" calcext:value-type="string">
            <text:p>Tipo pessoa:</text:p>
            <draw:control table:end-cell-address="identificacao.B5" table:end-x="7.336cm" table:end-y="0.43cm" draw:z-index="3" draw:style-name="gr2" draw:text-style-name="P2" svg:width="7.34cm" svg:height="0.414cm" svg:x="5.986cm" svg:y="0.016cm" draw:control="control4"/>
          </table:table-cell>
          <table:table-cell table:style-name="ce15" office:value-type="string" calcext:value-type="string">
            <text:p>Jurídica</text:p>
          </table:table-cell>
          <table:table-cell/>
          <table:table-cell table:style-name="ce12" table:number-columns-repeated="1021"/>
        </table:table-row>
        <table:table-row table:style-name="ro2">
          <table:table-cell table:style-name="ce5" office:value-type="string" calcext:value-type="string">
            <text:p>Razão Social:</text:p>
            <draw:control table:end-cell-address="identificacao.B7" table:end-x="7.336cm" table:end-y="0.413cm" draw:z-index="6" draw:style-name="gr3" draw:text-style-name="P1" svg:width="7.34cm" svg:height="0.413cm" svg:x="5.986cm" svg:y="0.452cm" draw:control="control7"/>
          </table:table-cell>
          <table:table-cell table:style-name="ce16" office:value-type="string" calcext:value-type="string">
            <text:p>INCRA SR(RO)</text:p>
          </table:table-cell>
          <table:table-cell table:style-name="ce12" table:number-columns-repeated="1022"/>
        </table:table-row>
        <table:table-row table:style-name="ro2">
          <table:table-cell table:style-name="ce5" office:value-type="string" calcext:value-type="string">
            <text:p>CNPJ:</text:p>
          </table:table-cell>
          <table:table-cell table:style-name="ce17" office:value-type="string" calcext:value-type="string">
            <text:p>00.375.972/0024-57</text:p>
          </table:table-cell>
          <table:table-cell table:style-name="Default" table:number-columns-repeated="1022"/>
        </table:table-row>
        <table:table-row table:style-name="ro2">
          <table:table-cell table:style-name="ce32" table:number-columns-repeated="2"/>
          <table:table-cell table:style-name="ce12"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Identificação da Área</text:p>
          </table:table-cell>
          <table:covered-table-cell table:style-name="ce18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Denominação:</text:p>
          </table:table-cell>
          <table:table-cell table:style-name="ce19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Situação:</text:p>
            <draw:control table:end-cell-address="identificacao.B11" table:end-x="7.336cm" table:end-y="0.426cm" draw:z-index="1" draw:style-name="gr4" draw:text-style-name="P1" svg:width="7.34cm" svg:height="0.427cm" svg:x="5.986cm" svg:y="-0.001cm" draw:control="control2"/>
            <draw:control table:end-cell-address="identificacao.B12" table:end-x="7.336cm" table:end-y="0.426cm" draw:z-index="2" draw:style-name="gr4" draw:text-style-name="P1" svg:width="7.34cm" svg:height="0.488cm" svg:x="5.986cm" svg:y="0.389cm" draw:control="control3"/>
          </table:table-cell>
          <table:table-cell table:style-name="ce19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Natureza da área:</text:p>
          </table:table-cell>
          <table:table-cell table:style-name="ce19"/>
          <table:table-cell table:style-name="ce12" table:number-columns-repeated="1022"/>
        </table:table-row>
        <table:table-row table:style-name="ro2">
          <table:table-cell table:style-name="ce9" office:value-type="string" calcext:value-type="string">
            <text:p>Código do Imóvel(SNCR/INCRA):</text:p>
          </table:table-cell>
          <table:table-cell table:style-name="ce20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Código do cartório (CNS):</text:p>
          </table:table-cell>
          <table:table-cell table:style-name="ce21"/>
          <table:table-cell table:style-name="ce12" table:number-columns-repeated="1022"/>
        </table:table-row>
        <table:table-row table:style-name="ro2">
          <table:table-cell table:style-name="ce10" table:content-validation-name="val1" office:value-type="string" calcext:value-type="string">
            <text:p>Matrícula:</text:p>
            <draw:control table:end-cell-address="identificacao.B15" table:end-x="0.005cm" table:end-y="0.42cm" draw:z-index="7" draw:style-name="gr5" draw:text-style-name="P3" svg:width="5.995cm" svg:height="0.478cm" svg:x="0cm" svg:y="-0.058cm" draw:control="control8"/>
          </table:table-cell>
          <table:table-cell table:style-name="ce22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Município(s):</text:p>
          </table:table-cell>
          <table:table-cell table:style-name="ce19">
            <draw:control table:end-cell-address="identificacao.B16" table:end-x="7.323cm" table:end-y="0.416cm" draw:z-index="4" draw:style-name="gr6" draw:text-style-name="P4" svg:width="7.318cm" svg:height="0.46cm" svg:x="0.005cm" svg:y="-0.044cm" draw:control="control5"/>
          </table:table-cell>
          <table:table-cell table:style-name="ce12" table:number-columns-repeated="1022"/>
        </table:table-row>
        <table:table-row table:style-name="ro2">
          <table:table-cell table:style-name="ce11">
            <draw:control table:end-cell-address="identificacao.B17" table:end-x="0.005cm" table:end-y="0.43cm" draw:z-index="5" draw:style-name="gr5" draw:text-style-name="P3" svg:width="5.995cm" svg:height="0.545cm" svg:x="0cm" svg:y="-0.115cm" draw:control="control6"/>
          </table:table-cell>
          <table:table-cell table:style-name="ce19"/>
          <table:table-cell table:style-name="ce12" table:number-columns-repeated="1022"/>
        </table:table-row>
        <table:table-row table:style-name="ro2" table:visibility="collapse" table:number-rows-repeated="65496">
          <table:table-cell table:style-name="ce12" table:number-columns-repeated="1024"/>
        </table:table-row>
        <table:table-row table:style-name="ro2" table:visibility="collapse" table:number-rows-repeated="11">
          <table:table-cell table:style-name="ce12"/>
          <table:table-cell/>
          <table:table-cell table:style-name="ce12" table:number-columns-repeated="1022"/>
        </table:table-row>
        <table:table-row table:style-name="ro2" table:visibility="collapse" table:number-rows-repeated="983043">
          <table:table-cell table:number-columns-repeated="1024"/>
        </table:table-row>
        <table:table-row table:style-name="ro2" table:visibility="collapse" table:number-rows-repeated="8">
          <table:table-cell table:style-name="ce32" table:number-columns-repeated="2"/>
          <table:table-cell table:number-columns-repeated="1022"/>
        </table:table-row>
        <table:table-row table:style-name="ro2" table:visibility="collapse">
          <table:table-cell table:style-name="ce32" table:number-columns-repeated="2"/>
          <table:table-cell table:number-columns-repeated="1022"/>
        </table:table-row>
      </table:table>
      <table:table table:name="perimetro_1" table:style-name="ta1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Hemisferio" form:control-implementation="ooo:com.sun.star.form.component.ListBox" xml:id="control9" form:id="control9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Sul" form:current-selected="true" form:selected="true"/>
              <form:option form:label="Norte"/>
            </form:listbox>
            <form:listbox form:name="lstMeridianos" form:control-implementation="ooo:com.sun.star.form.component.ListBox" xml:id="control10" form:id="control10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 -75"/>
              <form:option form:label=" -69"/>
              <form:option form:label=" -63" form:current-selected="true"/>
              <form:option form:label=" -57"/>
              <form:option form:label=" -51" form:selected="true"/>
              <form:option form:label=" -45"/>
              <form:option form:label=" -39"/>
              <form:option form:label=" -33"/>
            </form:listbox>
            <form:listbox form:name="lstTypeCoord" form:control-implementation="ooo:com.sun.star.form.component.ListBox" xml:id="control11" form:id="control11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UTM" form:selected="true"/>
              <form:option form:label="Geográfica" form:current-selected="true"/>
            </form:listbox>
            <form:formatted-text form:name="fieldParcelNumber" form:control-implementation="ooo:com.sun.star.form.component.PatternField" xml:id="control12" form:id="control12" form:tab-stop="true" form:current-value="001" form:input-required="fals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EditMask" office:value-type="string" office:string-value="NNN"/>
                <form:property form:property-name="LiteralMask" office:value-type="string" office:string-value="000"/>
                <form:property form:property-name="MaxTextLen" office:value-type="float" office:value="3"/>
                <form:property form:property-name="MouseWheelBehavior" office:value-type="float" office:value="0"/>
                <form:property form:property-name="ObjIDinMSO" office:value-type="float" office:value="0"/>
              </form:properties>
              <office:event-listeners>
                <script:event-listener script:language="ooo:script" script:event-name="dom:DOMFocusIn" xlink:href="vnd.sun.star.script:Sigef.Perimetro.initCellPerimeterNumber?language=Basic&amp;location=application" xlink:type="simple"/>
                <script:event-listener script:language="ooo:script" script:event-name="form:textchange" xlink:href="vnd.sun.star.script:Sigef.Perimetro.setCellPerimeterNumber?language=Basic&amp;location=application" xlink:type="simple"/>
              </office:event-listeners>
            </form:formatted-text>
            <form:listbox form:name="lstTypeSide" form:control-implementation="ooo:com.sun.star.form.component.ListBox" xml:id="control13" form:id="control13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Externo" form:current-selected="true" form:selected="true"/>
              <form:option form:label="Interno"/>
            </form:listbox>
          </form:form>
        </office:forms>
        <table:table-column table:style-name="co14" table:default-cell-style-name="ce99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17"/>
        <table:table-column table:style-name="co20" table:default-cell-style-name="ce117"/>
        <table:table-column table:style-name="co21" table:default-cell-style-name="ce107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6" table:visibility="collapse" table:default-cell-style-name="ce13"/>
        <table:table-column table:style-name="co11" table:visibility="collapse" table:number-columns-repeated="1009" table:default-cell-style-name="ce13"/>
        <table:table-column table:style-name="co27" table:visibility="collapse" table:default-cell-style-name="ce13"/>
        <table:table-column table:style-name="co28" table:visibility="collapse" table:default-cell-style-name="Default"/>
        <table:table-row table:style-name="ro1">
          <table:table-cell table:style-name="ce23" office:value-type="string" calcext:value-type="string" table:number-columns-spanned="13" table:number-rows-spanned="1">
            <text:p>Tabela de Perímetro</text:p>
          </table:table-cell>
          <table:covered-table-cell table:style-name="ce33" office:value-type="string" calcext:value-type="string">
            <text:p>UTM</text:p>
          </table:covered-table-cell>
          <table:covered-table-cell table:style-name="ce44"/>
          <table:covered-table-cell table:style-name="ce33"/>
          <table:covered-table-cell table:style-name="ce44"/>
          <table:covered-table-cell table:number-columns-repeated="2" table:style-name="ce33"/>
          <table:covered-table-cell table:style-name="ce51"/>
          <table:covered-table-cell table:style-name="ce108" table:content-validation-name="val3"/>
          <table:covered-table-cell table:number-columns-repeated="2" table:style-name="ce108"/>
          <table:covered-table-cell table:number-columns-repeated="2" table:style-name="ce12"/>
          <table:table-cell table:style-name="ce12" table:number-columns-repeated="1011"/>
        </table:table-row>
        <table:table-row table:style-name="ro2">
          <table:table-cell table:style-name="ce32"/>
          <table:table-cell table:style-name="ce34" table:number-columns-repeated="6"/>
          <table:table-cell table:style-name="ce32"/>
          <table:table-cell table:style-name="ce113" table:content-validation-name="val3"/>
          <table:table-cell table:style-name="ce113" table:number-columns-repeated="2"/>
          <table:table-cell table:style-name="ce32" table:number-columns-repeated="2"/>
          <table:table-cell table:style-name="ce12" table:number-columns-repeated="1011"/>
        </table:table-row>
        <table:table-row table:style-name="ro2">
          <table:table-cell table:style-name="ce24" office:value-type="string" calcext:value-type="string">
            <text:p>Denominação:</text:p>
          </table:table-cell>
          <table:table-cell table:style-name="ce35" office:value-type="string" calcext:value-type="string">
            <text:p>Parte 1</text:p>
          </table:table-cell>
          <table:table-cell table:style-name="ce34" table:number-columns-repeated="5"/>
          <table:table-cell table:style-name="ce32"/>
          <table:table-cell table:style-name="ce113" table:content-validation-name="val3"/>
          <table:table-cell table:style-name="ce113" table:number-columns-repeated="2"/>
          <table:table-cell table:style-name="ce32"/>
          <table:table-cell table:style-name="ce12" table:number-columns-repeated="1012"/>
        </table:table-row>
        <table:table-row table:style-name="ro2">
          <table:table-cell table:style-name="ce25" office:value-type="string" calcext:value-type="string">
            <text:p>Parcela número:</text:p>
          </table:table-cell>
          <table:table-cell table:style-name="ce36" office:value-type="string" calcext:value-type="string">
            <text:p>001</text:p>
            <draw:control table:end-cell-address="perimetro_1.B4" table:end-x="2.596cm" table:end-y="0.431cm" draw:z-index="3" draw:style-name="gr4" draw:text-style-name="P1" svg:width="2.596cm" svg:height="0.32cm" svg:x="0cm" svg:y="0.111cm" draw:control="control12"/>
          </table:table-cell>
          <table:table-cell table:style-name="ce34" office:value-type="string" calcext:value-type="string">
            <text:p><text:s/></text:p>
          </table:table-cell>
          <table:table-cell table:style-name="ce34" table:number-columns-repeated="4"/>
          <table:table-cell table:style-name="ce32"/>
          <table:table-cell table:style-name="ce113" table:content-validation-name="val3"/>
          <table:table-cell table:style-name="ce113" table:number-columns-repeated="2"/>
          <table:table-cell table:style-name="ce32"/>
          <table:table-cell table:style-name="ce12" table:number-columns-repeated="1012"/>
        </table:table-row>
        <table:table-row table:style-name="ro2">
          <table:table-cell table:style-name="ce25" office:value-type="string" calcext:value-type="string">
            <text:p>Lado:</text:p>
          </table:table-cell>
          <table:table-cell table:style-name="ce36" office:value-type="string" calcext:value-type="string">
            <text:p>Externo</text:p>
            <draw:control table:end-cell-address="perimetro_1.B5" table:end-x="2.609cm" table:end-y="0.428cm" draw:z-index="4" draw:style-name="gr4" draw:text-style-name="P1" svg:width="2.61cm" svg:height="0.388cm" svg:x="-0.001cm" svg:y="0.04cm" draw:control="control13"/>
          </table:table-cell>
          <table:table-cell table:style-name="ce34" table:number-columns-repeated="5"/>
          <table:table-cell table:style-name="ce32"/>
          <table:table-cell table:style-name="ce113" table:content-validation-name="val3"/>
          <table:table-cell table:style-name="ce113" table:number-columns-repeated="2"/>
          <table:table-cell table:style-name="ce32"/>
          <table:table-cell table:style-name="ce12" table:number-columns-repeated="1012"/>
        </table:table-row>
        <table:table-row table:style-name="ro2">
          <table:table-cell table:style-name="ce32"/>
          <table:table-cell table:style-name="ce34" table:number-columns-repeated="6"/>
          <table:table-cell table:style-name="ce32"/>
          <table:table-cell table:style-name="ce113" table:content-validation-name="val3"/>
          <table:table-cell table:style-name="ce113" table:number-columns-repeated="2"/>
          <table:table-cell table:style-name="ce32"/>
          <table:table-cell table:style-name="ce12" table:number-columns-repeated="1012"/>
        </table:table-row>
        <table:table-row table:style-name="ro2">
          <table:table-cell table:style-name="ce69" office:value-type="string" calcext:value-type="string" table:number-columns-spanned="1" table:number-rows-spanned="2">
            <text:p>Sistema de referência SIRGAS2000</text:p>
          </table:table-cell>
          <table:table-cell table:style-name="ce34"/>
          <table:table-cell table:style-name="ce45"/>
          <table:table-cell table:style-name="ce34" table:number-columns-repeated="4"/>
          <table:table-cell table:style-name="ce32"/>
          <table:table-cell table:style-name="ce113" table:content-validation-name="val3"/>
          <table:table-cell table:style-name="ce113" table:number-columns-repeated="2"/>
          <table:table-cell table:style-name="ce32"/>
          <table:table-cell table:style-name="ce12" table:number-columns-repeated="1012"/>
        </table:table-row>
        <table:table-row table:style-name="ro2">
          <table:covered-table-cell table:style-name="ce32"/>
          <table:table-cell table:style-name="ce34">
            <draw:control table:end-cell-address="perimetro_1.B9" table:end-x="2.609cm" table:end-y="0.426cm" draw:z-index="2" draw:style-name="gr1" draw:text-style-name="P1" svg:width="2.61cm" svg:height="0.452cm" svg:x="-0.001cm" svg:y="0.425cm" draw:control="control11"/>
          </table:table-cell>
          <table:table-cell table:style-name="ce34"/>
          <table:table-cell table:style-name="ce34">
            <draw:control table:end-cell-address="perimetro_1.E9" table:end-x="0.009cm" table:end-y="0.426cm" draw:z-index="1" draw:style-name="gr1" draw:text-style-name="P1" svg:width="2.433cm" svg:height="0.452cm" svg:x="0.005cm" svg:y="0.425cm" draw:control="control10"/>
          </table:table-cell>
          <table:table-cell table:style-name="ce34">
            <draw:control table:end-cell-address="perimetro_1.F9" table:end-x="2.013cm" table:end-y="0.426cm" draw:z-index="0" draw:style-name="gr1" draw:text-style-name="P1" svg:width="2.036cm" svg:height="0.452cm" svg:x="2.01cm" svg:y="0.425cm" draw:control="control9"/>
          </table:table-cell>
          <table:table-cell table:style-name="ce34" table:number-columns-repeated="2"/>
          <table:table-cell table:style-name="ce32"/>
          <table:table-cell table:style-name="ce113" table:content-validation-name="val3"/>
          <table:table-cell table:style-name="ce113" table:number-columns-repeated="2"/>
          <table:table-cell table:style-name="ce32"/>
          <table:table-cell table:style-name="ce12" table:number-columns-repeated="1012"/>
        </table:table-row>
        <table:table-row table:style-name="ro2">
          <table:table-cell table:style-name="ce69" office:value-type="string" calcext:value-type="string">
            <text:p>Tipo de Coordenada:</text:p>
          </table:table-cell>
          <table:table-cell table:style-name="ce37" office:value-type="string" calcext:value-type="string">
            <text:p>Geográfica</text:p>
          </table:table-cell>
          <table:table-cell table:style-name="ce46" office:value-type="string" calcext:value-type="string">
            <text:p>Meridiano Central (°):</text:p>
          </table:table-cell>
          <table:table-cell table:style-name="ce48" office:value-type="string" calcext:value-type="string">
            <text:p><text:s/>-63</text:p>
          </table:table-cell>
          <table:table-cell table:style-name="ce46" office:value-type="string" calcext:value-type="string">
            <text:p>Hemisfério:</text:p>
          </table:table-cell>
          <table:table-cell table:style-name="ce37" office:value-type="string" calcext:value-type="string">
            <text:p>Sul</text:p>
          </table:table-cell>
          <table:table-cell table:style-name="ce34"/>
          <table:table-cell table:style-name="ce32"/>
          <table:table-cell table:style-name="ce113" table:content-validation-name="val3"/>
          <table:table-cell table:style-name="ce113" table:number-columns-repeated="2"/>
          <table:table-cell table:style-name="ce32"/>
          <table:table-cell table:style-name="ce12" table:number-columns-repeated="1012"/>
        </table:table-row>
        <table:table-row table:style-name="ro2">
          <table:table-cell table:style-name="ce32"/>
          <table:table-cell table:style-name="ce34" table:number-columns-repeated="6"/>
          <table:table-cell table:style-name="ce32"/>
          <table:table-cell table:style-name="ce113" table:content-validation-name="val3"/>
          <table:table-cell table:style-name="ce60" table:content-validation-name="val2" office:value-type="string" calcext:value-type="string" table:number-columns-spanned="3" table:number-rows-spanned="1">
            <text:p>Confrontante</text:p>
          </table:table-cell>
          <table:covered-table-cell table:style-name="ce61"/>
          <table:covered-table-cell table:style-name="ce62"/>
          <table:table-cell table:style-name="ce12" table:number-columns-repeated="1012"/>
        </table:table-row>
        <table:table-row table:style-name="ro2">
          <table:table-cell table:style-name="ce27" table:content-validation-name="val2" office:value-type="string" calcext:value-type="string">
            <text:p>Vértice</text:p>
          </table:table-cell>
          <table:table-cell table:style-name="ce38" table:content-validation-name="val2" office:value-type="string" calcext:value-type="string">
            <text:p>E/Long</text:p>
          </table:table-cell>
          <table:table-cell table:style-name="ce38" table:content-validation-name="val2" office:value-type="string" calcext:value-type="string">
            <text:p>Sigma long</text:p>
          </table:table-cell>
          <table:table-cell table:style-name="ce38" table:content-validation-name="val2" office:value-type="string" calcext:value-type="string">
            <text:p>N/Lat</text:p>
          </table:table-cell>
          <table:table-cell table:style-name="ce38" table:content-validation-name="val2" office:value-type="string" calcext:value-type="string">
            <text:p>Sigma lat</text:p>
          </table:table-cell>
          <table:table-cell table:style-name="ce38" table:content-validation-name="val2" office:value-type="string" calcext:value-type="string">
            <text:p>h</text:p>
          </table:table-cell>
          <table:table-cell table:style-name="ce38" table:content-validation-name="val2" office:value-type="string" calcext:value-type="string">
            <text:p>Sigma h</text:p>
          </table:table-cell>
          <table:table-cell table:style-name="ce52" office:value-type="string" calcext:value-type="string">
            <text:p>Método Posicionamento</text:p>
          </table:table-cell>
          <table:table-cell table:style-name="ce114" table:content-validation-name="val3" office:value-type="string" calcext:value-type="string">
            <text:p>Tipo Limite</text:p>
          </table:table-cell>
          <table:table-cell table:style-name="ce114" table:content-validation-name="val2" office:value-type="string" calcext:value-type="string">
            <text:p>CNS</text:p>
          </table:table-cell>
          <table:table-cell table:style-name="ce114" table:content-validation-name="val2" office:value-type="string" calcext:value-type="string">
            <text:p>Matrícula</text:p>
          </table:table-cell>
          <table:table-cell table:style-name="ce114" table:content-validation-name="val2" office:value-type="string" calcext:value-type="string">
            <text:p>Descritivo</text:p>
          </table:table-cell>
          <table:table-cell table:style-name="ce12" table:number-columns-repeated="1010"/>
          <table:table-cell table:style-name="Default"/>
          <table:table-cell/>
        </table:table-row>
        <table:table-row table:style-name="ro2">
          <table:table-cell table:style-name="ce95"/>
          <table:table-cell table:style-name="ce109" table:number-columns-repeated="6"/>
          <table:table-cell table:style-name="ce112" table:number-columns-repeated="2"/>
          <table:table-cell table:style-name="ce106" table:number-columns-repeated="2"/>
          <table:table-cell table:style-name="ce112"/>
          <table:table-cell table:style-name="ce12" table:number-columns-repeated="1011"/>
          <table:table-cell/>
        </table:table-row>
        <table:table-row table:style-name="ro2" table:number-rows-repeated="4">
          <table:table-cell table:style-name="ce95"/>
          <table:table-cell table:style-name="ce109" table:number-columns-repeated="6"/>
          <table:table-cell table:style-name="ce112" table:number-columns-repeated="2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 table:number-rows-repeated="6">
          <table:table-cell table:style-name="ce95"/>
          <table:table-cell table:style-name="ce109" table:number-columns-repeated="6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3" table:number-rows-repeated="3">
          <table:table-cell table:style-name="ce96"/>
          <table:table-cell table:style-name="ce110" table:number-columns-repeated="6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4">
          <table:table-cell table:style-name="ce97"/>
          <table:table-cell table:style-name="ce111" table:number-columns-repeated="6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3" table:number-rows-repeated="2">
          <table:table-cell table:style-name="ce96"/>
          <table:table-cell table:style-name="ce110" table:number-columns-repeated="6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 table:number-rows-repeated="60">
          <table:table-cell table:style-name="ce95"/>
          <table:table-cell table:style-name="ce109" table:number-columns-repeated="6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 table:number-rows-repeated="3">
          <table:table-cell table:style-name="ce95"/>
          <table:table-cell table:style-name="ce109"/>
          <table:table-cell table:style-name="ce121"/>
          <table:table-cell table:style-name="ce109"/>
          <table:table-cell table:style-name="ce121"/>
          <table:table-cell table:style-name="ce109"/>
          <table:table-cell table:style-name="ce121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 table:number-rows-repeated="8">
          <table:table-cell table:style-name="ce95"/>
          <table:table-cell table:style-name="ce109"/>
          <table:table-cell table:style-name="ce121"/>
          <table:table-cell table:style-name="ce109" table:number-columns-repeated="3"/>
          <table:table-cell table:style-name="ce121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 table:number-rows-repeated="8">
          <table:table-cell table:style-name="ce95"/>
          <table:table-cell table:style-name="ce109"/>
          <table:table-cell table:style-name="ce121"/>
          <table:table-cell table:style-name="ce109"/>
          <table:table-cell table:style-name="ce121"/>
          <table:table-cell table:style-name="ce109"/>
          <table:table-cell table:style-name="ce121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 table:number-rows-repeated="4">
          <table:table-cell table:style-name="ce95"/>
          <table:table-cell table:style-name="ce109"/>
          <table:table-cell table:style-name="ce121"/>
          <table:table-cell table:style-name="ce109" table:number-columns-repeated="3"/>
          <table:table-cell table:style-name="ce121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 table:number-rows-repeated="5">
          <table:table-cell table:style-name="ce95"/>
          <table:table-cell table:style-name="ce109"/>
          <table:table-cell table:style-name="ce121"/>
          <table:table-cell table:style-name="ce109"/>
          <table:table-cell table:style-name="ce121"/>
          <table:table-cell table:style-name="ce109"/>
          <table:table-cell table:style-name="ce121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>
          <table:table-cell table:style-name="ce95"/>
          <table:table-cell table:style-name="ce109" table:number-columns-repeated="3"/>
          <table:table-cell table:style-name="ce121"/>
          <table:table-cell table:style-name="ce109"/>
          <table:table-cell table:style-name="ce121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 table:number-rows-repeated="3">
          <table:table-cell table:style-name="ce95"/>
          <table:table-cell table:style-name="ce109"/>
          <table:table-cell table:style-name="ce121"/>
          <table:table-cell table:style-name="ce109"/>
          <table:table-cell table:style-name="ce121"/>
          <table:table-cell table:style-name="ce109"/>
          <table:table-cell table:style-name="ce121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 table:number-rows-repeated="3">
          <table:table-cell table:style-name="ce95"/>
          <table:table-cell table:style-name="ce109"/>
          <table:table-cell table:style-name="ce121"/>
          <table:table-cell table:style-name="ce109" table:number-columns-repeated="3"/>
          <table:table-cell table:style-name="ce121"/>
          <table:table-cell table:style-name="ce105"/>
          <table:table-cell table:style-name="ce105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 table:number-rows-repeated="2">
          <table:table-cell table:style-name="ce95"/>
          <table:table-cell table:style-name="ce112" table:number-columns-repeated="11"/>
          <table:table-cell table:style-name="ce12" table:number-columns-repeated="1011"/>
          <table:table-cell/>
        </table:table-row>
        <table:table-row table:style-name="ro2" table:number-rows-repeated="65295">
          <table:table-cell table:style-name="ce98"/>
          <table:table-cell table:style-name="ce115" table:number-columns-repeated="6"/>
          <table:table-cell table:style-name="ce106"/>
          <table:table-cell table:style-name="ce106" table:content-validation-name="val3"/>
          <table:table-cell table:style-name="ce106" table:number-columns-repeated="3"/>
          <table:table-cell table:style-name="ce12" table:number-columns-repeated="1011"/>
          <table:table-cell/>
        </table:table-row>
        <table:table-row table:style-name="ro2" table:number-rows-repeated="983155">
          <table:table-cell table:number-columns-repeated="8"/>
          <table:table-cell table:content-validation-name="val3"/>
          <table:table-cell table:number-columns-repeated="1015"/>
        </table:table-row>
        <table:table-row table:style-name="ro2">
          <table:table-cell table:number-columns-repeated="8"/>
          <table:table-cell table:content-validation-name="val3"/>
          <table:table-cell table:number-columns-repeated="1015"/>
        </table:table-row>
      </table:table>
      <table:table table:name="sobre" table:style-name="ta1">
        <office:forms form:automatic-focus="false" form:apply-design-mode="false">
          <form:form form:name="Formulário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4" form:id="control14" form:label="SIGEF" form:button-type="url" xlink:href="https://sigef.incra.gov.br/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style-name="gr6" draw:text-style-name="P4" svg:width="1.366cm" svg:height="0.333cm" svg:x="4.664cm" svg:y="2.221cm" draw:control="control14"/>
        </table:shapes>
        <table:table-column table:style-name="co29" table:default-cell-style-name="Default"/>
        <table:table-column table:style-name="co13" table:visibility="collapse" table:number-columns-repeated="63" table:default-cell-style-name="Default"/>
        <table:table-row table:style-name="ro5">
          <table:table-cell table:style-name="ce64" office:value-type="string" calcext:value-type="string">
            <text:p>Planilha Eletrônica de Dados Georreferenciados</text:p>
          </table:table-cell>
          <table:table-cell table:number-columns-repeated="63"/>
        </table:table-row>
        <table:table-row table:style-name="ro6">
          <table:table-cell table:style-name="ce65" office:value-type="string" calcext:value-type="string">
            <text:p>A planilha eletrônica de dados georreferenciados foi desenvolvida para uso no Sistema de Gestão Fundiária (SIGEF). Representa o produto do serviço executado pelo Responsável Técnico. O profissional deve atentar cuidadosamente aos detalhes de seu preenchimento de modo a garantir que seja fidedigno ao trabalho executado.</text:p>
          </table:table-cell>
          <table:table-cell table:number-columns-repeated="63"/>
        </table:table-row>
        <table:table-row table:style-name="ro2">
          <table:table-cell table:style-name="ce65" office:value-type="string" calcext:value-type="string">
            <text:p>Para maiores informações, consulte:</text:p>
          </table:table-cell>
          <table:table-cell table:number-columns-repeated="63"/>
        </table:table-row>
        <table:table-row table:style-name="ro2" table:visibility="collapse" table:number-rows-repeated="1048572">
          <table:table-cell table:number-columns-repeated="64"/>
        </table:table-row>
        <table:table-row table:style-name="ro2" table:visibility="collapse">
          <table:table-cell table:number-columns-repeated="64"/>
        </table:table-row>
      </table:table>
      <table:table table:name="parametros_controles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table:style-name="ce137" office:value-type="string" calcext:value-type="string">
            <text:p>Identificação</text:p>
          </table:table-cell>
          <table:table-cell/>
          <table:table-cell office:value-type="string" calcext:value-type="string">
            <text:p>* Lista para popular os controles</text:p>
          </table:table-cell>
        </table:table-row>
        <table:table-row table:style-name="ro2">
          <table:table-cell table:style-name="ce139" office:value-type="string" calcext:value-type="string">
            <text:p>Natureza:</text:p>
          </table:table-cell>
          <table:table-cell office:value-type="string" calcext:value-type="string">
            <text:p>Contrato com Administração Pública</text:p>
          </table:table-cell>
          <table:table-cell office:value-type="string" calcext:value-type="string">
            <text:p>** Ao alterar os itens REMAPEAR “Intervalo de células de origem” do controle correspondente</text:p>
          </table:table-cell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39" office:value-type="string" calcext:value-type="string">
            <text:p>Situação:</text:p>
          </table:table-cell>
          <table:table-cell office:value-type="string" calcext:value-type="string">
            <text:p>Imóvel Registrad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Titulada não Regi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não Titulada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39" office:value-type="string" calcext:value-type="string">
            <text:p>Natureza da área:</text:p>
          </table:table-cell>
          <table:table-cell office:value-type="string" calcext:value-type="string">
            <text:p>Assentamen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entamento Parce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vi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40" office:value-type="string" calcext:value-type="string">
            <text:p>Município(s):</text:p>
          </table:table-cell>
          <table:table-cell office:value-type="string" calcext:value-type="string">
            <text:p>Abad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a dos Dou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e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ti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don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 Figueired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ardo Lu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 Ca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 e Li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ia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a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ju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uã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eg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p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ri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ama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olf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r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u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gados da 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Bez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láud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u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rân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est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i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nômic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Azul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la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omp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Limp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Pre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San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ni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B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a Pra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anta Bárb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ormos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r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Lind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Morn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Verme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ia Bran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ru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jur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Nov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mb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ber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anti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inó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oba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deias Alt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cr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ém 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nquer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and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e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Chav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Marcon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Wagn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godão de Jand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hand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ir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n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no Afon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o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rc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st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i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n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er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Pindar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s 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el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oa Vi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do Rodrigu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Horizo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Long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gua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n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iqui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Nov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Taquar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ô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umí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ã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e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Florenc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Mach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o de Carv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jari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mba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j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 Ferr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g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t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lia Rodrigu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o d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Brasilien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t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nta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e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o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é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g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h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a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á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ind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ru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stác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ur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i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o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é da Ro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él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ra dos Re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Ângu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angue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em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um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cun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ísio de Abre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a Garibald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o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 Gor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Almeid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D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Gonç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Jo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Oli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e 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Doc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Neg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Tabo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erib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cum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ú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d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é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c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iaré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b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ua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ra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but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j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rigu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oi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ruz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arç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min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c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çu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í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paz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ios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l Morei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ba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d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ira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r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ta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quar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ngu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en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a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a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i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cá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új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x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e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-Ír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de Baraún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ê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gir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candu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puan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quem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ção dos Búz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zé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neiro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az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 do Ita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 do Cab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M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Pad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Ti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s Ra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Tri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tur Nogu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an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z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cu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pás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Brasi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Chateaubria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lfo Du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r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ib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ilio Vivacqu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Corrê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de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Pes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Seve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ure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elino L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fl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taz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nhand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i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baç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ei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dy Bassit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epend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da Tra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Form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 do Rib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o Guand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bin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d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i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Arroio do Sil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Barr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Gaiv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ç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Rinc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álsam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bui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nach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za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Anton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c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tegi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elgaç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onte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o 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 Fer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are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'Alcânt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a Esti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Guabir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 Ro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o Antôn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Francisc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Bug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apé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or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ua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Jac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Men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Ou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b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o Az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oc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s Coqueir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Fun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L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Mans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Ve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Du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c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qu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 Cas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ue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s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gua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t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y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urit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yeu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a Caro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Tol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águ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e Ma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e São Francis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ford Rox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iro Br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Camp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H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Mon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Val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in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Lei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No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vid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de Abre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Gonç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quim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z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Bat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Say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io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olín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u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zer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as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g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lac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qui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gu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ba-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tu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lumena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Ho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 de São Roqu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age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 Aparec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Bu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Cad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Gurup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Inc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Ram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Tup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a Ma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o Acr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que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f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it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Conse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Desp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a Se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Lap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Pe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s Selv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G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s Perd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Lug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pou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e 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b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n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Santa F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a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da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e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raz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ssoro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e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ve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Trombu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e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nqui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ás Pi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é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-D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zabrant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etu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 de 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a Madre de Deu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e Are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s San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u Bran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it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ch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dowsk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 de 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squ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 Brand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s Ai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r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íqu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Alegr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Bra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Mont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c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or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rapó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 do Parag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del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ix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de Santo Agos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Fri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ál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e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do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aulând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e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ce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Al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Pajeú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s Índi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s de Macac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o de 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i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que Dob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al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ul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arnau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zal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pô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at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Rio do V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c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m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pi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 da Pra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oen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Brand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Nov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zinh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fór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mon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um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a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ç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l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m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nduc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pu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qu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ag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c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qu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et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 de São Félix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 Lag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Monte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Sim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Lour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ni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e Sant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Bri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M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Tenen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lor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orm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ior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ou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o Parec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Redo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Al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org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e Júl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 Jord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s Goytacaz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Lind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Sal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Ver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uta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 dos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bra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 do Jam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de Abre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Godó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end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o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Rodrigu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Sal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o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ó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areta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 de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t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sa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á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nhe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o do Burit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tam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Al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a Cano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Ci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e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 Aleg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Gros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str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Andr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de Camp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Ené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Gervásio Oliv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Leônid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Po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ól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e Baix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xab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oeir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ut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ar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guat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mbe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d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go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ebu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icu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u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v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eal da Sil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 Mo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 da Várz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aci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nh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aç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in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Barb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Chag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Gom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Cacho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Cajur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Cl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úba dos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i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eira da Pe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eb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li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n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pat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sco Bonit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tape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lho Ri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a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miro de Abre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nh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erengu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 dos Coqueir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a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l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r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 da Norue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e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é do Roc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í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uca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valca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ngó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ará-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e São Jo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do Guilher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Nov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j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eira Cés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Bran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Co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L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Neg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sário Lang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éu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zar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de Aleg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Pre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ác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l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a 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e Are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s Guimarã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Gaúc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Cé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Lage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r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pet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pin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ozinh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roch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pingua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v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a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ícero D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Gaúc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Ocidenta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r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otâ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rí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a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o dos Po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me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v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e Te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s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zinh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ajá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elho N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mb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té do Nó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va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r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t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íd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Su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mé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niz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mb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mb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Leopold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bin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Gom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Levy Gasparia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rc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odo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Aparec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F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A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Ped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Macab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nind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o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Lago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s Ou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ônego Ma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res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inh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Lafaie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Mairinck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P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olaç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ta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s do Sinc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Baix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Se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Ma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b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lhei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gu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nélio Procóp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t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mand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ar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ic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Domingos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Ezequi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abric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rei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Pesso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S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sé Di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c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rti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ur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ache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il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Sapuca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Viv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Xavier Cha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Bom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Ou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ia Pi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tê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í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ia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p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ri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Marqu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R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e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por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riguaç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de Magalhã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Magalhãe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xol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íb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e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ciú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sium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á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o Cast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at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mí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as Alm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o Espírito Sa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Mach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altens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a Fortalez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mal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ab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 de 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e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jub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b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 Por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t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ar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a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ma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o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n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ú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 Nov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Ci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Nov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ç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r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stó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tia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rc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ário M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d Canabar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m Mo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miro Gouve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merval Lob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is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odá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putado Irapuan Pinh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rrub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lv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n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ob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e Entre 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o 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zesseis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d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s d'Ávi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ermando de Agui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go de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 Cerqu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r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 Re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u Arcover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a Pasto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as Laranj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e São Lourenç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br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Córreg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Buri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Lajea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Riach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Viz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lc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Aqu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asíl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o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Cava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l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xpedit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Felici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Inocênc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Joaqu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Macedo Co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 de Alcânt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Silvé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Viç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artin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our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m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uséb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Franc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Rio Pret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Tur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m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q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Cam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Maurício Card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Ped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Ric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Severia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Ulyss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v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ac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Bar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Estr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e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mon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Bacel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de Caxi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rand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h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oporang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e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é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irunep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s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esbão Velos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as Faus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eu Martin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iá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ísio Med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ói Men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a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-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il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é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oe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Nava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Paulo de Fronti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o Ve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Fo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-Ijuí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v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pitacio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quad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ban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ch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rê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Éric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m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nes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Se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Vel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c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 Feli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Al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n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Dou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lan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um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aç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 Ger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i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e Alago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ênio de Cast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séb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wbank da Câm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o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 Va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 Lem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s Br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roup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 Sotu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s Gue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Nov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Rio Grand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Vila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jó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a Ma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ício dos San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pe Gu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x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Deser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Nat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ênix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Pinh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Tou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de Noro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Falc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edro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res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az de Vasconce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a Gome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ve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ex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a Serr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o Sert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 Ri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ân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a Cu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Azu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 Peixo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e Bo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oura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a Serra Neg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Ri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et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 Taboc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Nogu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Val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Jord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iburg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lv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y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adar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aced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or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an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o da Roc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cheir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derico Westphalen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Gasp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Inocên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Lagoneg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ar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iguel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Pau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Rogé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 dos V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 de Lei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uoso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d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briel Mont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do Brav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n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v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nd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nhun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ibal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op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afão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uc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pa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tão Vidig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úch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u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 Peixo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min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âm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Maynard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lg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mpa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o do O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úlio Varg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lbué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au do Poncia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a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icé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e 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o Goi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o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fredo 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y 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b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d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xi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 D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go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z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Arch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Dix-Sept Rosa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dison Lob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ugênio Ba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Jorge Teixei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indenberg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uiz Roc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Mang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ewton Bell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unes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Valad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 Ara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cho Cardos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dos Lour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des Ri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 Mogo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 P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aí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ss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upi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j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r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çuí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dalup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ç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mb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raç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ú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Mir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e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ar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am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mir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ó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b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ç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ar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ua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queça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ap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ue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da-M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n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l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mb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p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xu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a Lopes da Lagu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do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ã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i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at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j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i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z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armo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ito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od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cu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 d'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lamb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nório Ser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t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go Napo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lha Neg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berto de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p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i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egua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i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rtio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p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ssu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o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e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q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ia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j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i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t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i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ub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r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ú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ur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o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puí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ç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t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h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o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lmo Mar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p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çu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cy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do Me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i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ss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api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a Nov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ba Gra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p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c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em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Compr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as Fl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e Itamara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Solt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é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icí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cul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ru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aú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u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igr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peratri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ácio Martin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ci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confi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vaí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mbu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ngap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ú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im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ocênc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úb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om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me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gu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ss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ê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cae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r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juc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i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p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m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d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uç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t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ne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tu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up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aías Coelh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ra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in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o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j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m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amb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oatia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e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b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 da Bah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j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ç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ava do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u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 do Colôn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lv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j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nd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rac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g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ag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d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om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ó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ca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g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gip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ri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uru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jar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cu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p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ssu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ú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 d'Aju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oro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ã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ng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quece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um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b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bal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vera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qu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ror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be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i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b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ir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o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ver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ui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ú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inhem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atão dos Guararap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tub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çanã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é dos Homen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ac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 Mach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i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nd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pi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pi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é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aí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a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icó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b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pru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uí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g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o Cic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ing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er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at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nv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ir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ar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mat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Pir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Mul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Oli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n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u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i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e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r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ce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os Vi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á da Pr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nh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emoab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ônimo Monteir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umen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í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ú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-Paran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joca de Jericoaco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quiri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ta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ç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í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Alfr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âma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os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ou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Lisbo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Monlev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Neiv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ess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inh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Ram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Felí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Gom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Nabu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Pi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Táv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ca Marqu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ó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invill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ã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iteux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nif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a Pe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e Freit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Gonçalv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v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ez Távo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t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á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í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iz de F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Borg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de Castil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Mesqu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ipi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t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cim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ia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a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ven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lo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ábr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cerd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a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ár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faiete Cout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m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r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a Ped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 Ju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s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Ver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Alegr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Boni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'An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ano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onfus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Ped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São Francis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Vel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Ba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Car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Itae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Ma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Ou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Sít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Gat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Pa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Três Can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Form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lgad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e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Verm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 Carap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 do Muri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do Bu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 do Tabo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 Pintad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a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ri Sal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 da T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san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ent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Mull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ande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a Mangab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in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andro Fer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bon Rég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berto Le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o de Bulhõ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ato Sal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ínio de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Dua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e 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Aj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lfo Coll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r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 de Nossa Senho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zar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ba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radou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as do Ri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réc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Antô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Corre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Domin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Eduardo Magalh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 Alv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miná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nardell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ér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io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té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er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íb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çamba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mb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ar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ran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dô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ió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ca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c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ru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ale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o 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f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Bara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de Almei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quin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n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Gerc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Isi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Sal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V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acach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e Ped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os Bo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or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let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o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o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pitu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capuru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qui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u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âncio Lim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iri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fri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ratib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ueir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icor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Emíd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Ri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Urban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tor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si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ópoli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quin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de Es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Vermelh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 R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çum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á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ia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já do S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gu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hãozinh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an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o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aíz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a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Ram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Vi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ionílio Souz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s Pa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Cândido 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Deo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Florian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Thaumaturg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da F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 Piment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o Mo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bon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c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ac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í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u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g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ári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z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lié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es de Sou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h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mb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zag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co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de São Jo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Ro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ra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ir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us Le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hias Loba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Barb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Card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Olímp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p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Castelh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Gro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Le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Quei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s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zin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nch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z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p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ré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é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aranguap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imil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zagã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 N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an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c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e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ga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 Piment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o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ed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ê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idi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 Targ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Calmo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Pe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hã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ton Brand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dor do Negr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Nov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d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istro Andreazz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 Estr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be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gu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i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a Ser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o 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e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m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nz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ão Ve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aj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o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d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das Cruz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ta Bonit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i 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í dos Camp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d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ga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jo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Gi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Hipóli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Pau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Tabos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l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u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Sergip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s Camp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prazív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as Gamelei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o Carm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Horeb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Mo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Negr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 Lob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ópoli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neg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Al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zu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új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ra Sal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maç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p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e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Cabeça no Temp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Fuma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Gar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Pil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do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ut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tu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u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âme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or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tar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za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a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j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mb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g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çu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c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itos Cap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ite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 do Mor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 de M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err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rei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ém de São Francisc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be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 dos Portel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uting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zamb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cip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u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ão-Me-Toqu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rand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érc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egant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á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r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v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mund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nde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colau Ver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o Peç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a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h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oaqu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po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qu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ísia Flores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teró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b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oa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de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mandi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t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Apareci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 Glór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D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Gra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Lourd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Nazar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Livramen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Socorr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s Remédi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 da Co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nd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r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ndeirant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ss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el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és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m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ech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urop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lore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riburg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lór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ran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ri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Hart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bi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ndependên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or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pixu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ber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ranj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uzi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m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ód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onte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utu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Nazar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des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ád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etr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am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de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se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s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Bárb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Hel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o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err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ou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e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imbo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re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birat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éc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iç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Xavanti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cor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irã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legr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ripuan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arr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abra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ru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G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ambu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Itacolom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Jardi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Li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un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lan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rogress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Repartimen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ão Joaqui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irad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riunf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Xing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bid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u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iapoqu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le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Cunhã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Flo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Casa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-d'Água do Borg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s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o Nor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d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e 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os Brejinh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nç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ça de 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da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ató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nd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ximi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o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ea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ó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t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a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car Bressan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valdo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tacílio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çang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cu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lândia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zo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F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idor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em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u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rai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ço do Lumi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uj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Bernar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Carv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Mar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es Land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 Ped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çand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m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jeú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o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 Sol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á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 de Monte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s Índi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n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l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o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ca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tan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ão de Açúc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ga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nd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que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mb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omin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ba do Su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a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u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p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as Águ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b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cit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b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igu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o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h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ope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y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uape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z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d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l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co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ir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u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quera-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s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gu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íb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ra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o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e Fi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Qua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S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Te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-Vi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b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Torr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o Sob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Fu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 Ma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os Bon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g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do 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y do Alfe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Brasi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os Fer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da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Când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Frei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no Nev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Afo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B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de F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Fronti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Jacin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Lop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Ram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e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uss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 de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abir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ç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ern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 do Amap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Lavr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Mol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Al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Fo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Maria da Cr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Gran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gu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fons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lexand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Caná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e Tol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o 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Gom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I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aurent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eopo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Rég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Teix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Vel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Bo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oto de Azeve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ju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lo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f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lv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dênc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e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tecos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zei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g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z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 Bar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qu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i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or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b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uíb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ria Bra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çabuç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n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ada Caf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ça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uí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 Rio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ê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ão Arc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z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 Buen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monh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ré-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go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e São Be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inho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Pre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o Band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IX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XI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r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 Carn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nj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i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uru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Nor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mb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m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 do Bom Jesu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ê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ssunu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do 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Fe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ir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piri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imb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ú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h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c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ácido de Castr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u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 de Ped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nt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An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Trinch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e José de Mo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Redon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Ver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on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s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ran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j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lon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ero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g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de Ped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Gros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Bom Jesu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Bran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Pre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Serrad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e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Ges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B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Chi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dos Vola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p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t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ciúncul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ec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cre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mazon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arr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Calv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a Fo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Moz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Ped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 Mangu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s Gaúch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peridiã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trel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li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r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ir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ra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Grand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a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urt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Naciona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 do Colég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Seg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Uni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lh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Walter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s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eng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ag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nd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Redon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xoré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uúb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 Fer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nh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nchi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Alv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lo Branc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Epi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Figueired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Getúl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ânio Quad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ubitschek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Nere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Oleg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Prud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Sarney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Tancredo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arg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encesla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a Cru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o de Ma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 Isab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fessor Jam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miss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pri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tásio 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e de Mo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gmi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re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xinan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el Ge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o Centenár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p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Bar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Po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brangul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da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 No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ro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ve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jing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lomb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 do S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ze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pap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ssamã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and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erianópoli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lô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amob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Godei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Jamb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rd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mi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Queim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ul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lez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bou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if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r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urs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to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u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eraç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te Feij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s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lv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a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íg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nasce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riut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 Co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Cabaç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plen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saqu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 Sê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ti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as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Bacamar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Dan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Poç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s Alm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o Antôn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Caval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Mach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Fr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l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mar Fiquen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s do Ri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Amp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omb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ran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ascal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la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orr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as Ne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Larg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Pinh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s Índi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i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z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o Gonç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f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c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c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anana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ilhan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as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resp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 Conceiç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An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Flo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Ost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Ped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Co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Jan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Antôn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Camp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Fog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i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Bo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Cedr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Índ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Esp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mos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t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Larg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n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r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iracic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om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 da Ev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Que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uf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Son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Ti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 de Mato Gross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qu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ver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a S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 Bon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olf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rigues Alve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im de Mou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e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c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a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ó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que Gonz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rainópolis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a Lim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Catet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t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e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áce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a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r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áu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o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ada Famí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i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danha Mar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 Oli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de São Féli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Fil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u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 da Margar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t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mour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o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a Divi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e Pirapo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C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Jac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Lont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Velo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b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pa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a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cl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v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g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har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' Ana do Livram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d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lbe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m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L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Monte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Tugú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íg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arme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Pav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Cabrál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Baixa 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Conceiç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Esper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s Palm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onte Cast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Capibar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Escalv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figên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rn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Gertru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Rio Neg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zabel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Jul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eopold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Itanhy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Nor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u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Boa V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s Barrei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Jetib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Cambu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Madale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erce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ôn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áss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Ibitip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Itu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Novo Destin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ssa Qua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rivela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a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Viterb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uru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Sal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Itaip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Progres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 do Palm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l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Ponte Pen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Var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Ma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arna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irap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Car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Des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Garamb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panem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Jacar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undaú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Ri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Garrot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Mo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fon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 Imperatri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s Bro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as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Ângel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Aleg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Bar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atru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la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Jes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Lisbo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ádu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os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racan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ventur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Descober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G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ç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tamb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rd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verg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et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Ta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Lop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ugu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Cri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stêv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Hipól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ópolis do Agu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Rio P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Su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Ab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apu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rairí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U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 do Camp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nifác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rj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a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e Odivel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ita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ov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óv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esidér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as Do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zeit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p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rna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idé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S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Brej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Oes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Cachoe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Pa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o Oes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a Pie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Baix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s Camp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t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'Alianç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liz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r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o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Canabra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Front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Ser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Urti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Varjo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Duas Po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Miss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Irac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Merit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Pira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l Re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tape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ten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u d'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olêsin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Rio do Peix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abu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ot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igr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riunf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s Pa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Evangel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a Ba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e 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o 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Patrocín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a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el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oa Vi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Cor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goa Tap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j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Saf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Tape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Palm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C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Espinha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Mipib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ira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rince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Ribam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Ub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arr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el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onf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lçad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mpest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d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rri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Eg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Goiab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ortênc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Manti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Nor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Ou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eix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ov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Cla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abu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Vale do Rio Pre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Aus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Basíl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ordeir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Quatro Marc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Ram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ul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eopol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dge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e Monte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Para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Quitu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Gonza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Gonz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me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oe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u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c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Arcanj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aix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o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a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e Taip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leix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osto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m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Passa Quat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apu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Camp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Milag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Nicol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tr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e Olivenç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o Poten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Água B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Alde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Cip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e Alcânt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Crent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fa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as Mangab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o Doca Bezer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Non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ber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m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o Canaã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alvador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A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ela V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oa Vis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G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e Lagoa de Ro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l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C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Maranh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s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atu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p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homé das Let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ia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ás de Aqu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 da 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endeli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err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errer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ira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op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í-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quar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do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uta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z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átiro D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ú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chroed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b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anópolis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Barr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aranj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e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e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de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gre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bach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vír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m-Peix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 Madureir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lexandre Co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ma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ane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Elói de Sou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Firm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eorgin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uiomard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B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Porfí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La Roc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Modestino 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Pompe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Rui Palm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algado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gé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 do Bonf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e 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 Po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s Reméd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inel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o 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afina Corrê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c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ngu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é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opédic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Rai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Sau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e São B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M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Navi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Rama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Sali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s 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ova Dour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Pre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Redo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Talh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r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 dos Pin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ej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Bar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de Set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Qued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ub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M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er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ro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gefredo Pache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 Martin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Di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Pe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 Fi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plício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imb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op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queira Camp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r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'Aba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Ma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Qui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ân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id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o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mb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o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oret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o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ri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ssê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to Soa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 Mennuc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 Brasi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idou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rub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ssuap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or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cas do Brejo Ve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leiro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im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rat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ur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ting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ob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lism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nda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a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u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h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'Ar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r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mu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urah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çu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 do Nor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çu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ba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uacá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raf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tarugalzinh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sso Frago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t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f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ópol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ç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p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êmaco Bor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Anan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Laurentino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Port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ór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fi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ófil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tônio Vil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n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Al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B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de Are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Sa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sou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utô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heobrom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ang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g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 do Su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rinh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 dos Batis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é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on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óte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o Hu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bias Barre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ín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os do Mo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r do Ge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z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b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na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xor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op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 de Pe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bi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a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p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jano de Mora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mand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vess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d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mb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Arro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acho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a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de Ma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orquilh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ront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Lago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Ma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lm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ss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on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anc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vi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de Ma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Tíl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 Potigua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zidela do Val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udo Centr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bar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a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m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ruí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f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iu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mi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eira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tu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ci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a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re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ss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tó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r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it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j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po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j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et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cho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b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mutã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pu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lia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z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aú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n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t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ua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Su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s Palma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fl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st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ane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o San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ic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u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rit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gua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ê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ss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c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e São Doming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An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So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Re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Ver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im Gent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Rio P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ot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re-Sa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Aleg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R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o Poç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ssou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za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âncio Ai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da Nova do Imigran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ha-Ve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a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uros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n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ja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íssim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melh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 do Lér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 Corre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du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m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ênc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e Dut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 do Cear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tor Graeff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al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g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ela da Santíssima Trinda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o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Lânga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s Martír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av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rop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Ri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alé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e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hen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nh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a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em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í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mo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conde do Ri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Gaú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Serr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 Meirel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Bras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 Conqui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e Santo Ant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Redond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oran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gne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ll Ferra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ey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Guimar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stfa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tmarsu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io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gri-l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x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pu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vant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x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exé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ngua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que-X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belê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car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é Do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ortéa-SC</text:p>
          </table:table-cell>
          <table:table-cell/>
        </table:table-row>
      </table:table>
      <table:table table:name="parametros_vertice" table:style-name="ta2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table:style-name="ce141" office:value-type="string" calcext:value-type="string" table:number-columns-spanned="1" table:number-rows-spanned="2">
            <text:p>Parâmetros para a tabela de Vértices</text:p>
          </table:table-cell>
          <table:table-cell table:number-columns-repeated="4"/>
        </table:table-row>
        <table:table-row table:style-name="ro2">
          <table:covered-table-cell/>
          <table:table-cell table:number-columns-repeated="3"/>
          <table:table-cell office:value-type="string" calcext:value-type="string">
            <text:p>* OBSERVAÇÕES</text:p>
          </table:table-cell>
        </table:table-row>
        <table:table-row table:style-name="ro2">
          <table:table-cell/>
          <table:table-cell table:style-name="ce142" office:value-type="string" calcext:value-type="string">
            <text:p>Campo</text:p>
          </table:table-cell>
          <table:table-cell table:style-name="ce142" office:value-type="string" calcext:value-type="string">
            <text:p>Valor</text:p>
          </table:table-cell>
          <table:table-cell/>
          <table:table-cell office:value-type="string" calcext:value-type="string">
            <text:p>- Reinicializar o arquivo para alterar os valores dos parâmetros</text:p>
          </table:table-cell>
        </table:table-row>
        <table:table-row table:style-name="ro2">
          <table:table-cell table:style-name="ce142" office:value-type="string" calcext:value-type="string">
            <text:p>Nome do vértice</text:p>
          </table:table-cell>
          <table:table-cell office:value-type="string" calcext:value-type="string">
            <text:p>Número caracteres p/ Técnic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 Não alterar os locais das células de 'Campo' e 'Valor'</text:p>
          </table:table-cell>
        </table:table-row>
        <table:table-row table:style-name="ro2">
          <table:table-cell/>
          <table:table-cell office:value-type="string" calcext:value-type="string">
            <text:p>Separador de campo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 Não acrescentar novas linhas</text:p>
          </table:table-cell>
        </table:table-row>
        <table:table-row table:style-name="ro2">
          <table:table-cell/>
          <table:table-cell office:value-type="string" calcext:value-type="string">
            <text:p>Tipo de vértices</text:p>
          </table:table-cell>
          <table:table-cell office:value-type="string" calcext:value-type="string">
            <text:p>M;P;V</text:p>
          </table:table-cell>
          <table:table-cell/>
          <table:table-cell office:value-type="string" calcext:value-type="string">
            <text:p>- O campos são lidos na macro "Perimetro.setParamsVertice"</text:p>
          </table:table-cell>
        </table:table-row>
        <table:table-row table:style-name="ro2">
          <table:table-cell/>
          <table:table-cell table:style-name="ce143" office:value-type="string" calcext:value-type="string">
            <text:p>Tipo de limites</text:p>
          </table:table-cell>
          <table:table-cell table:style-name="ce143" office:value-type="string" calcext:value-type="string">
            <text:p>LA1;LA2;LA3;LA4;LA5;LA6;LA7;LN1;LN2;LN3;LN4;LN5;LN6</text:p>
          </table:table-cell>
          <table:table-cell table:number-columns-repeated="2"/>
        </table:table-row>
        <table:table-row table:style-name="ro2">
          <table:table-cell/>
          <table:table-cell table:style-name="ce143" office:value-type="string" calcext:value-type="string">
            <text:p>Tipo de posicionamentos</text:p>
          </table:table-cell>
          <table:table-cell table:style-name="ce143" office:value-type="string" calcext:value-type="string">
            <text:p>PA1;PA2;PG1;PG2;PG3;PG4;PG5;PG6;PG7;PG8;PG9;PS1;PS2;PS3;PS4;PT1;PT2;PT3;PT4;PT5;PT6;PT7;PT8</text:p>
          </table:table-cell>
          <table:table-cell table:number-columns-repeated="2"/>
        </table:table-row>
        <table:table-row table:style-name="ro2">
          <table:table-cell/>
          <table:table-cell table:style-name="ce143" office:value-type="string" calcext:value-type="string">
            <text:p>Total do número sequencia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42" office:value-type="string" calcext:value-type="string">
            <text:p>Tipo de Coordenada</text:p>
          </table:table-cell>
          <table:table-cell office:value-type="string" calcext:value-type="string">
            <text:p>Dígitos decimais para UT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Geográfic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ig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egundo(GM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E (UTM)</text:p>
          </table:table-cell>
          <table:table-cell office:value-type="float" office:value="834300" calcext:value-type="float">
            <text:p>8343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E (UTM)</text:p>
          </table:table-cell>
          <table:table-cell office:value-type="float" office:value="165700" calcext:value-type="float">
            <text:p>1657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ong (Geográfica)</text:p>
          </table:table-cell>
          <table:table-cell table:style-name="ce144" office:value-type="float" office:value="-34.79166667" calcext:value-type="float">
            <text:p>-34,791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ong (Geográfica)</text:p>
          </table:table-cell>
          <table:table-cell table:style-name="ce144" office:value-type="float" office:value="-73.99222222" calcext:value-type="float">
            <text:p>-73,99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N (UTM)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N (UTM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at (Geográfica)</text:p>
          </table:table-cell>
          <table:table-cell table:style-name="ce144" office:value-type="float" office:value="5.27222222" calcext:value-type="float">
            <text:p>5,27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at (Geográfica)</text:p>
          </table:table-cell>
          <table:table-cell table:style-name="ce144" office:value-type="float" office:value="-33.75083333" calcext:value-type="float">
            <text:p>-33,750833</text:p>
          </table:table-cell>
          <table:table-cell table:number-columns-repeated="2"/>
        </table:table-row>
      </table:table>
      <table:table table:name="parametros_imovel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38" table:default-cell-style-name="Default"/>
        <table:table-column table:style-name="co39" table:default-cell-style-name="ce156"/>
        <table:table-column table:style-name="co40" table:default-cell-style-name="ce157"/>
        <table:table-column table:style-name="co41" table:default-cell-style-name="ce157"/>
        <table:table-column table:style-name="co42" table:default-cell-style-name="ce157"/>
        <table:table-column table:style-name="co13" table:default-cell-style-name="Default"/>
        <table:table-column table:style-name="co13" table:default-cell-style-name="ce159"/>
        <table:table-row table:style-name="ro2">
          <table:table-cell table:style-name="ce130" office:value-type="string" calcext:value-type="string" table:number-columns-spanned="1" table:number-rows-spanned="2">
            <text:p>Parâmetros para a validação de Imóveis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2">
          <table:covered-table-cell/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table:style-name="ce154" office:value-type="string" calcext:value-type="string">
            <text:p>Natureza da área</text:p>
          </table:table-cell>
          <table:table-cell table:style-name="ce130"/>
          <table:table-cell table:style-name="ce130" office:value-type="string" calcext:value-type="string">
            <text:p>Imóvel Registrado</text:p>
          </table:table-cell>
          <table:table-cell table:style-name="ce130" office:value-type="string" calcext:value-type="string">
            <text:p>Área Titulada não Registrada</text:p>
          </table:table-cell>
          <table:table-cell table:style-name="ce130" office:value-type="string" calcext:value-type="string">
            <text:p>Área não Titulada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Natureza da área/Situação = Valor lógico</text:p>
          </table:table-cell>
          <table:table-cell office:value-type="string" calcext:value-type="string">
            <text:p>Assentamento</text:p>
          </table:table-cell>
          <table:table-cell table:number-columns-repeated="3" office:value-type="boolean" office:boolean-value="true" calcext:value-type="boolean">
            <text:p>VERDADEIRO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* Células formatadas 'Logica'</text:p>
          </table:table-cell>
          <table:table-cell office:value-type="string" calcext:value-type="string">
            <text:p>Estrada</text:p>
          </table:table-cell>
          <table:table-cell table:number-columns-repeated="2" office:value-type="boolean" office:boolean-value="2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* Valor Lógico (Português):</text:p>
          </table:table-cell>
          <table:table-cell office:value-type="string" calcext:value-type="string">
            <text:p>Ferrovia</text:p>
          </table:table-cell>
          <table:table-cell table:number-columns-repeated="2" office:value-type="boolean" office:boolean-value="3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table:style-name="ce155" office:value-type="boolean" office:boolean-value="true" calcext:value-type="boolean">
            <text:p>VERDADEIRO</text:p>
          </table:table-cell>
          <table:table-cell office:value-type="string" calcext:value-type="string">
            <text:p>Floresta Pública</text:p>
          </table:table-cell>
          <table:table-cell table:number-columns-repeated="2" office:value-type="boolean" office:boolean-value="4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 table:number-columns-repeated="2" office:value-type="boolean" office:boolean-value="5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 table:number-columns-repeated="2" office:value-type="boolean" office:boolean-value="6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 table:number-columns-repeated="2" office:value-type="boolean" office:boolean-value="7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 table:number-columns-repeated="2" office:value-type="boolean" office:boolean-value="8" calcext:value-type="boolean">
            <text:p>VERDADEIRO</text:p>
          </table:table-cell>
          <table:table-cell table:style-name="ce158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 table:number-columns-repeated="2" office:value-type="boolean" office:boolean-value="9" calcext:value-type="boolean">
            <text:p>VERDADEIRO</text:p>
          </table:table-cell>
          <table:table-cell table:style-name="ce158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 table:number-columns-repeated="2" office:value-type="boolean" office:boolean-value="10" calcext:value-type="boolean">
            <text:p>VERDADEIRO</text:p>
          </table:table-cell>
          <table:table-cell table:style-name="ce158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 table:number-columns-repeated="2" office:value-type="boolean" office:boolean-value="11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 table:number-columns-repeated="2" office:value-type="boolean" office:boolean-value="12" calcext:value-type="boolean">
            <text:p>VERDADEIRO</text:p>
          </table:table-cell>
          <table:table-cell table:style-name="ce158" office:value-type="boolean" office:boolean-value="true" calcext:value-type="boolean">
            <text:p>VERDADEIRO</text:p>
          </table:table-cell>
          <table:table-cell table:number-columns-repeated="2"/>
        </table:table-row>
      </table:table>
      <table:table table:name="parametros_vertice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43" table:default-cell-style-name="Default"/>
        <table:table-column table:style-name="co44" table:default-cell-style-name="Default"/>
        <table:table-column table:style-name="co45" table:default-cell-style-name="ce84"/>
        <table:table-column table:style-name="co46" table:number-columns-repeated="9" table:default-cell-style-name="Default"/>
        <table:table-column table:style-name="co47" table:default-cell-style-name="Default"/>
        <table:table-column table:style-name="co13" table:number-columns-repeated="48" table:default-cell-style-name="Default"/>
        <table:table-row table:style-name="ro2">
          <table:table-cell table:style-name="ce80" office:value-type="string" calcext:value-type="string" table:number-columns-spanned="1" table:number-rows-spanned="2">
            <text:p>Parâmetros para a validação de vértices</text:p>
          </table:table-cell>
          <table:table-cell table:style-name="ce84"/>
          <table:table-cell/>
          <table:table-cell table:style-name="ce84" table:number-columns-repeated="58"/>
        </table:table-row>
        <table:table-row table:style-name="ro2">
          <table:covered-table-cell table:style-name="ce145" table:content-validation-name="val2"/>
          <table:table-cell table:style-name="ce145" table:content-validation-name="val2" table:number-columns-spanned="3" table:number-rows-spanned="1"/>
          <table:covered-table-cell table:number-columns-repeated="2" table:style-name="ce145" table:content-validation-name="val2"/>
          <table:table-cell table:style-name="ce84" table:number-columns-repeated="57"/>
        </table:table-row>
        <table:table-row table:style-name="ro2">
          <table:table-cell table:style-name="ce82" table:content-validation-name="val2" office:value-type="string" calcext:value-type="string">
            <text:p>Código</text:p>
          </table:table-cell>
          <table:table-cell table:style-name="ce82" table:content-validation-name="val2" office:value-type="string" calcext:value-type="string">
            <text:p>Tipo de Limite</text:p>
          </table:table-cell>
          <table:table-cell table:style-name="ce82" table:content-validation-name="val2" office:value-type="string" calcext:value-type="string">
            <text:p>Tipo de Vértice</text:p>
          </table:table-cell>
          <table:table-cell table:style-name="ce82" table:content-validation-name="val2" office:value-type="string" calcext:value-type="string">
            <text:p>Precisão(m)</text:p>
          </table:table-cell>
          <table:table-cell table:style-name="ce84" office:value-type="string" calcext:value-type="string">
            <text:p>Limite superior (incluso)</text:p>
          </table:table-cell>
          <table:table-cell table:style-name="ce84" table:number-columns-repeated="56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84" office:value-type="string" calcext:value-type="string">
            <text:p>* Reinicializar o arquivo para alterar os valores dos parâmetros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30" office:value-type="string" calcext:value-type="string">
            <text:p>**A ordem das linhas definem a precisão nos casos dos vértice que fazem divisa entre tipos de limite (Mesmo código e vértice)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30"/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30" office:value-type="string" calcext:value-type="string">
            <text:p>*** O tipo de limite possui valor do Grupo: <text:s/>LN(Limite Natural) e (LA)Limite Artificial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4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4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5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8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V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V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3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4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 table:number-rows-repeated="124">
          <table:table-cell table:style-name="ce84"/>
          <table:table-cell table:number-columns-repeated="60"/>
        </table:table-row>
        <table:table-row table:style-name="ro2" table:number-rows-repeated="1048372">
          <table:table-cell table:number-columns-repeated="61"/>
        </table:table-row>
        <table:table-row table:style-name="ro2">
          <table:table-cell table:number-columns-repeated="61"/>
        </table:table-row>
      </table:table>
      <table:table table:name="parametros_vertice_validacao_exce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43" table:default-cell-style-name="Default"/>
        <table:table-column table:style-name="co44" table:default-cell-style-name="Default"/>
        <table:table-column table:style-name="co45" table:default-cell-style-name="ce84"/>
        <table:table-column table:style-name="co46" table:number-columns-repeated="8" table:default-cell-style-name="Default"/>
        <table:table-column table:style-name="co47" table:default-cell-style-name="Default"/>
        <table:table-column table:style-name="co13" table:number-columns-repeated="48" table:default-cell-style-name="Default"/>
        <table:table-row table:style-name="ro7">
          <table:table-cell table:style-name="ce80" office:value-type="string" calcext:value-type="string" table:number-columns-spanned="1" table:number-rows-spanned="2">
            <text:p>Parâmetros para a validação de vértices exceção</text:p>
          </table:table-cell>
          <table:table-cell table:style-name="ce84"/>
          <table:table-cell/>
          <table:table-cell table:style-name="ce84" table:number-columns-repeated="57"/>
        </table:table-row>
        <table:table-row table:style-name="ro2">
          <table:covered-table-cell table:style-name="ce145" table:content-validation-name="val2"/>
          <table:table-cell table:style-name="ce145" table:content-validation-name="val2" table:number-columns-spanned="2" table:number-rows-spanned="1"/>
          <table:covered-table-cell table:style-name="ce145" table:content-validation-name="val2"/>
          <table:table-cell table:style-name="ce84" table:number-columns-repeated="57"/>
        </table:table-row>
        <table:table-row table:style-name="ro2">
          <table:table-cell table:style-name="ce82" table:content-validation-name="val2" office:value-type="string" calcext:value-type="string">
            <text:p>Código</text:p>
          </table:table-cell>
          <table:table-cell table:style-name="ce82" table:content-validation-name="val2" office:value-type="string" calcext:value-type="string">
            <text:p>Tipo de Limite</text:p>
          </table:table-cell>
          <table:table-cell table:style-name="ce82" table:content-validation-name="val2" office:value-type="string" calcext:value-type="string">
            <text:p>Tipo de Vértice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S1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S2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/>
          <table:table-cell table:style-name="ce84" office:value-type="string" calcext:value-type="string">
            <text:p>* Reinicializar o arquivo para alterar os valores dos parâmetros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S3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S4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/>
          <table:table-cell table:style-name="ce30"/>
          <table:table-cell table:style-name="ce84" table:number-columns-repeated="55"/>
        </table:table-row>
        <table:table-row table:style-name="ro2" table:number-rows-repeated="2">
          <table:table-cell table:style-name="ce83" table:number-columns-repeated="3"/>
          <table:table-cell table:style-name="ce84"/>
          <table:table-cell table:style-name="ce30"/>
          <table:table-cell table:style-name="ce84" table:number-columns-repeated="55"/>
        </table:table-row>
        <table:table-row table:style-name="ro2" table:number-rows-repeated="32">
          <table:table-cell table:style-name="ce83" table:number-columns-repeated="3"/>
          <table:table-cell table:style-name="ce84" table:number-columns-repeated="57"/>
        </table:table-row>
        <table:table-row table:style-name="ro2" table:number-rows-repeated="16">
          <table:table-cell table:style-name="ce83" table:number-columns-repeated="3"/>
          <table:table-cell table:number-columns-repeated="57"/>
        </table:table-row>
        <table:table-row table:style-name="ro2" table:number-rows-repeated="146">
          <table:table-cell table:style-name="ce84"/>
          <table:table-cell table:number-columns-repeated="59"/>
        </table:table-row>
        <table:table-row table:style-name="ro2" table:number-rows-repeated="1048372">
          <table:table-cell table:number-columns-repeated="60"/>
        </table:table-row>
        <table:table-row table:style-name="ro2">
          <table:table-cell table:number-columns-repeated="60"/>
        </table:table-row>
      </table:table>
      <table:named-expressions/>
      <table:database-ranges>
        <table:database-range table:name="__Anonymous_Sheet_DB__3" table:target-range-address="parametros_controles.B23:parametros_controles.B55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text>R$ </number:text>
      <number:number number:decimal-places="2" number:min-decimal-places="2" number:min-integer-digits="1" number:grouping="true"/>
    </number:number-style>
    <number:number-style style:name="N116P0" style:volatile="true">
      <number:text>R$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9P0" style:volatile="true">
      <number:text>Ativar</number:text>
    </number:number-style>
    <number:number-style style:name="N119P1" style:volatile="true">
      <number:text>Ativar</number:text>
    </number:number-style>
    <number:number-style style:name="N119">
      <number:text>Desativar</number:text>
      <style:map style:condition="value()&gt;0" style:apply-style-name="N119P0"/>
      <style:map style:condition="value()&lt;0" style:apply-style-name="N119P1"/>
    </number:number-style>
    <number:number-style style:name="N120">
      <number:text> $ (</number:text>
      <number:number number:decimal-places="0" number:min-decimal-places="0" number:min-integer-digits="1" number:grouping="true"/>
      <number:text>)</number:text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/>
      <number:text> </number:text>
    </number:number-style>
    <number:number-style style:name="N123">
      <number:text>(</number:text>
      <number:number number:decimal-places="2" number:min-decimal-places="2" number:min-integer-digits="1"/>
      <number:text>)</number:text>
      <style:map style:condition="value()&gt;=0" style:apply-style-name="N123P0"/>
    </number:number-style>
    <number:number-style style:name="N125P0" style:volatile="true">
      <number:text>R$ </number:text>
      <number:number number:decimal-places="0" number:min-decimal-places="0" number:min-integer-digits="1" number:grouping="true"/>
    </number:number-style>
    <number:number-style style:name="N125">
      <number:text>-R$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text>R$ 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">
      <number:text> $ </number:text>
      <number:number number:decimal-places="0" number:min-decimal-places="0" number:min-integer-digits="1" number:grouping="true"/>
      <number:text> </number:text>
    </number:number-style>
    <number:number-style style:name="N129">
      <number:text> $ - </number:text>
    </number:number-style>
    <number:number-style style:name="N130P0" style:volatile="true">
      <number:text>R$ </number:text>
      <number:number number:decimal-places="2" number:min-decimal-places="2" number:min-integer-digits="1" number:grouping="true"/>
    </number:number-style>
    <number:number-style style:name="N130">
      <number:text>-R$ 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decimal-places="3" number:min-integer-digits="1"/>
    </number:number-style>
    <number:number-style style:name="N138">
      <number:text> $ </number:text>
      <number:number number:decimal-places="2" number:min-decimal-places="2" number:min-integer-digits="1" number:grouping="true"/>
      <number:text> </number:text>
    </number:number-style>
    <number:number-style style:name="N14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">
      <number:number number:decimal-places="2" number:min-decimal-places="2" number:min-integer-digits="1" number:grouping="true"/>
      <number:text> </number:text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text> $ (</number:text>
      <number:number number:decimal-places="2" number:min-decimal-places="2" number:min-integer-digits="1" number:grouping="true"/>
      <number:text>)</number:text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6P0" style:volatile="true">
      <number:number number:decimal-places="3" number:min-decimal-places="3" number:min-integer-digits="1" number:grouping="true"/>
      <number:text> </number:text>
    </number:number-style>
    <number:number-style style:name="N156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">
      <number:text>  (</number:text>
      <number:number number:decimal-places="2" number:min-decimal-places="2" number:min-integer-digits="1" number:grouping="true"/>
      <number:text>)</number:text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2P0" style:volatile="true">
      <number:number number:decimal-places="1" number:min-decimal-places="1" number:min-integer-digits="1" number:grouping="true"/>
      <number:text> </number:text>
    </number:number-style>
    <number:number-style style:name="N162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text>  - </number:text>
    </number:number-style>
    <number:number-style style:name="N164">
      <number:number number:decimal-places="0" number:min-decimal-places="0" number:min-integer-digits="0">
        <number:embedded-text number:position="2">-</number:embedded-text>
      </number:number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6">
      <number:text>  (</number:text>
      <number:number number:decimal-places="0" number:min-decimal-places="0" number:min-integer-digits="1" number:grouping="true"/>
      <number:text>)</number:text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6" number:min-decimal-places="6" number:min-integer-digits="1"/>
    </number:number-style>
    <number:number-style style:name="N170">
      <number:number number:decimal-places="15" number:min-decimal-places="15" number:min-integer-digits="1"/>
    </number:number-style>
    <number:number-style style:name="N171">
      <number:number number:decimal-places="20" number:min-decimal-places="20" number:min-integer-digits="1"/>
    </number:number-style>
    <number:number-style style:name="N172">
      <number:number number:decimal-places="7" number:min-decimal-places="7" number:min-integer-digits="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10" number:min-decimal-places="10" number:min-integer-digits="1"/>
    </number:number-style>
    <number:number-style style:name="N179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R$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number:min-decimal-places="9" number:min-integer-digits="1"/>
    </number:number-style>
    <number:number-style style:name="N182P0" style:volatile="true"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> R$ -</number:text>
      <number:number number:decimal-places="0" number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time-style style:name="N185">
      <number:minutes number:style="long"/>
      <number:text>:</number:text>
      <number:seconds number:style="long"/>
    </number:time-style>
    <number:time-style style:name="N18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0P2" style:volatile="true">
      <number:text> R$ </number:text>
      <number:fill-character> </number:fill-character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time-style style:name="N191">
      <number:minutes number:style="long"/>
      <number:text>:</number:text>
      <number:seconds number:style="long" number:decimal-places="1"/>
    </number:time-style>
    <number:number-style style:name="N19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3">
      <number:number number:decimal-places="4" number:min-decimal-places="4" number:min-integer-digits="1"/>
    </number:number-style>
    <number:number-style style:name="N194">
      <number:number number:decimal-places="5" number:min-decimal-places="5" number:min-integer-digits="1"/>
    </number:number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0" number:min-decimal-places="0" number:min-integer-digits="11"/>
    </number:number-style>
    <number:number-style style:name="N201P0" style:volatile="true">
      <number:text>Sim</number:text>
    </number:number-style>
    <number:number-style style:name="N201P1" style:volatile="true">
      <number:text>Sim</number:text>
    </number:number-style>
    <number:number-style style:name="N201">
      <number:text>Não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Verdadeiro</number:text>
    </number:number-style>
    <number:number-style style:name="N203P1" style:volatile="true">
      <number:text>Verdadeiro</number:text>
    </number:number-style>
    <number:number-style style:name="N203">
      <number:text>Falso</number:text>
      <style:map style:condition="value()&gt;0" style:apply-style-name="N203P0"/>
      <style:map style:condition="value()&lt;0" style:apply-style-name="N203P1"/>
    </number:number-style>
    <number:currency-style style:name="N20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05P0"/>
    </number:currency-style>
    <number:number-style style:name="N207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207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207P2" style:volatile="true">
      <number:text> R$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1" number:min-decimal-places="11" number:min-integer-digits="1"/>
    </number:number-style>
    <number:number-style style:name="N209">
      <number:number number:decimal-places="8" number:min-decimal-places="8" number:min-integer-digits="1"/>
    </number:number-style>
    <number:number-style style:name="N21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3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3P2" style:volatile="true">
      <number:fill-character> </number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1P2" style:volatile="true">
      <number:text> </number:text>
      <number:fill-character> </number:fill-character>
      <number:text>-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3P2" style:volatile="true">
      <number:text> R$ </number:text>
      <number:fill-character> </number:fill-character>
      <number:text>-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32P0" style:volatile="true">
      <number:text>Ativado</number:text>
    </number:number-style>
    <number:number-style style:name="N232P1" style:volatile="true">
      <number:text>Ativado</number:text>
    </number:number-style>
    <number:number-style style:name="N232">
      <number:text>Desativado</number:text>
      <style:map style:condition="value()&gt;0" style:apply-style-name="N232P0"/>
      <style:map style:condition="value()&lt;0" style:apply-style-name="N232P1"/>
    </number:number-style>
    <number:currency-style style:name="N234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34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34P0"/>
    </number:currency-style>
    <number:number-style style:name="N235" number:title="Definido pelo usuário">
      <number:number number:decimal-places="14" number:min-decimal-places="14" number:min-integer-digits="1"/>
    </number:number-style>
    <number:number-style style:name="N236">
      <number:number number:decimal-places="12" number:min-decimal-places="12" number:min-integer-digits="1"/>
    </number:number-style>
    <number:number-style style:name="N237">
      <number:number number:decimal-places="13" number:min-decimal-places="13" number:min-integer-digits="1"/>
    </number:number-style>
    <number:number-style style:name="N10114" number:language="pt" number:country="BR">
      <number:number number:decimal-places="3" number:min-decimal-places="3" number:min-integer-digits="1"/>
    </number:number-style>
    <number:number-style style:name="N10115" number:language="pt" number:country="BR">
      <number:number number:decimal-places="1" number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motta </meta:initial-creator>
    <meta:creation-date>2013-02-07T23:11:31</meta:creation-date>
    <meta:generator>LibreOffice/24.2.1.2$Windows_X86_64 LibreOffice_project/db4def46b0453cc22e2d0305797cf981b68ef5ac</meta:generator>
    <dc:date>2024-10-23T12:39:29.280000000</dc:date>
    <meta:editing-duration>P2DT22H10M22S</meta:editing-duration>
    <meta:editing-cycles>557</meta:editing-cycles>
    <meta:document-statistic meta:table-count="8" meta:cell-count="6079" meta:object-count="14"/>
  </office:meta>
</office:document-meta>
</file>